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SemiramisUnicode" svg:font-family="Semiramis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ab-stops>
          <style:tab-stop style:position="0.3752in"/>
        </style:tab-stops>
      </style:paragraph-properties>
    </style:style>
    <style:style style:name="P3" style:family="paragraph" style:parent-style-name="Standard">
      <style:paragraph-properties fo:line-height="150%"/>
      <style:text-properties style:font-name="AssyrianDictionary"/>
    </style:style>
    <style:style style:name="P4" style:family="paragraph" style:parent-style-name="Standard">
      <style:paragraph-properties fo:line-height="150%"/>
      <style:text-properties style:font-name="AssyrianDictionary" style:font-name-complex="Courier New"/>
    </style:style>
    <style:style style:name="P5" style:family="paragraph" style:parent-style-name="Standard">
      <style:paragraph-properties fo:line-height="150%"/>
      <style:text-properties style:font-name="AssyrianDictionary" fo:language="pl" fo:country="PL" style:font-name-complex="Courier New"/>
    </style:style>
    <style:style style:name="P6" style:family="paragraph" style:parent-style-name="Standard">
      <style:paragraph-properties fo:line-height="150%"/>
      <style:text-properties style:font-name="Courier New" style:font-name-complex="Courier New"/>
    </style:style>
    <style:style style:name="P7" style:family="paragraph" style:parent-style-name="Standard">
      <style:paragraph-properties fo:line-height="150%"/>
      <style:text-properties style:font-name="Courier New" fo:language="pl" fo:country="PL" style:font-name-complex="Courier New"/>
    </style:style>
    <style:style style:name="P8" style:family="paragraph" style:parent-style-name="Standard">
      <style:paragraph-properties fo:margin-left="0in" fo:margin-right="0in" fo:line-height="150%" fo:text-indent="0.25in" style:auto-text-indent="false"/>
    </style:style>
    <style:style style:name="P9" style:family="paragraph" style:parent-style-name="Standard">
      <style:paragraph-properties fo:margin-left="0in" fo:margin-right="0in" fo:line-height="150%" fo:text-indent="0.25in" style:auto-text-indent="false"/>
      <style:text-properties style:font-name="AssyrianDictionary"/>
    </style:style>
    <style:style style:name="P10" style:family="paragraph" style:parent-style-name="Standard">
      <style:paragraph-properties fo:margin-left="0.5in" fo:margin-right="-0.3319in" fo:line-height="150%" fo:text-indent="-0.5in" style:auto-text-indent="false"/>
    </style:style>
    <style:style style:name="P11" style:family="paragraph" style:parent-style-name="Standard">
      <style:paragraph-properties fo:margin-left="0.5in" fo:margin-right="-0.3319in" fo:line-height="150%" fo:text-indent="-0.5in" style:auto-text-indent="false"/>
      <style:text-properties style:font-name="Courier New" fo:font-size="10pt" style:font-size-asian="10pt" style:font-name-complex="Courier New"/>
    </style:style>
    <style:style style:name="P12" style:family="paragraph" style:parent-style-name="Standard">
      <style:paragraph-properties fo:margin-left="0in" fo:margin-right="-0.5193in" fo:line-height="150%" fo:text-indent="0in" style:auto-text-indent="false"/>
    </style:style>
    <style:style style:name="P13" style:family="paragraph" style:parent-style-name="Standard">
      <style:paragraph-properties fo:line-height="150%" fo:break-before="page"/>
    </style:style>
    <style:style style:name="P14" style:family="paragraph" style:parent-style-name="Plain_20_Text">
      <style:paragraph-properties fo:line-height="150%"/>
    </style:style>
    <style:style style:name="P15" style:family="paragraph" style:parent-style-name="Plain_20_Text">
      <style:paragraph-properties fo:line-height="150%">
        <style:tab-stops>
          <style:tab-stop style:position="0.3752in"/>
        </style:tab-stops>
      </style:paragraph-properties>
    </style:style>
    <style:style style:name="P16" style:family="paragraph" style:parent-style-name="Plain_20_Text">
      <style:paragraph-properties fo:line-height="150%">
        <style:tab-stops>
          <style:tab-stop style:position="0.3752in"/>
          <style:tab-stop style:position="6.5in" style:type="right"/>
        </style:tab-stops>
      </style:paragraph-properties>
    </style:style>
    <style:style style:name="P17" style:family="paragraph" style:parent-style-name="Plain_20_Text">
      <style:paragraph-properties fo:line-height="150%">
        <style:tab-stops>
          <style:tab-stop style:position="6.5in" style:type="right"/>
        </style:tab-stops>
      </style:paragraph-properties>
    </style:style>
    <style:style style:name="P18" style:family="paragraph" style:parent-style-name="Plain_20_Text">
      <style:paragraph-properties fo:line-height="150%"/>
      <style:text-properties style:font-name="AssyrianDictionary" fo:font-size="12pt" fo:font-weight="bold" style:font-size-asian="12pt" style:font-weight-asian="bold"/>
    </style:style>
    <style:style style:name="P19" style:family="paragraph" style:parent-style-name="Plain_20_Text">
      <style:paragraph-properties fo:line-height="150%"/>
      <style:text-properties style:font-name="AssyrianDictionary" fo:font-size="12pt" fo:font-weight="bold" style:font-size-asian="12pt" style:font-weight-asian="bold" style:font-weight-complex="bold"/>
    </style:style>
    <style:style style:name="P20" style:family="paragraph" style:parent-style-name="Plain_20_Text">
      <style:paragraph-properties fo:line-height="150%"/>
      <style:text-properties style:font-name="AssyrianDictionary" fo:font-size="12pt" style:font-size-asian="12pt"/>
    </style:style>
    <style:style style:name="P21" style:family="paragraph" style:parent-style-name="Plain_20_Text">
      <style:paragraph-properties fo:line-height="150%">
        <style:tab-stops>
          <style:tab-stop style:position="0.3752in"/>
          <style:tab-stop style:position="6.5in" style:type="right"/>
        </style:tab-stops>
      </style:paragraph-properties>
      <style:text-properties style:font-name="AssyrianDictionary" fo:font-size="12pt" style:font-size-asian="12pt"/>
    </style:style>
    <style:style style:name="P22" style:family="paragraph" style:parent-style-name="Plain_20_Text">
      <style:paragraph-properties fo:line-height="150%">
        <style:tab-stops>
          <style:tab-stop style:position="6.5in" style:type="right"/>
        </style:tab-stops>
      </style:paragraph-properties>
      <style:text-properties style:font-name="AssyrianDictionary" fo:font-size="12pt" style:font-size-asian="12pt"/>
    </style:style>
    <style:style style:name="P23" style:family="paragraph" style:parent-style-name="Plain_20_Text">
      <style:paragraph-properties fo:line-height="150%"/>
      <style:text-properties style:font-name="AssyrianDictionary" fo:font-size="12pt" fo:language="pl" fo:country="PL" style:font-size-asian="12pt"/>
    </style:style>
    <style:style style:name="P24" style:family="paragraph" style:parent-style-name="Plain_20_Text">
      <style:paragraph-properties fo:line-height="150%">
        <style:tab-stops>
          <style:tab-stop style:position="6.5in" style:type="right"/>
        </style:tab-stops>
      </style:paragraph-properties>
      <style:text-properties style:font-name="AssyrianDictionary" fo:font-size="12pt" fo:font-style="italic" style:font-size-asian="12pt" style:font-style-asian="italic"/>
    </style:style>
    <style:style style:name="P25"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26" style:family="paragraph" style:parent-style-name="Plain_20_Text">
      <style:paragraph-properties fo:margin-left="0in" fo:margin-right="0in" fo:line-height="150%" fo:text-indent="0.25in" style:auto-text-indent="false"/>
    </style:style>
    <style:style style:name="P27" style:family="paragraph" style:parent-style-name="Plain_20_Text">
      <style:paragraph-properties fo:margin-left="0in" fo:margin-right="0in" fo:line-height="150%" fo:text-indent="0.25in" style:auto-text-indent="false"/>
      <style:text-properties style:font-name="AssyrianDictionary" fo:font-size="12pt" fo:language="pl" fo:country="PL" style:font-size-asian="12pt"/>
    </style:style>
    <style:style style:name="P28" style:family="paragraph" style:parent-style-name="Plain_20_Text" style:master-page-name="Standard">
      <style:paragraph-properties fo:line-height="150%" fo:text-align="center" style:justify-single-word="false" style:page-number="auto"/>
      <style:text-properties style:font-name="AssyrianDictionary" fo:font-size="12pt" fo:font-weight="bold" style:font-size-asian="12pt" style:font-weight-asian="bold"/>
    </style:style>
    <style:style style:name="P29" style:family="paragraph" style:parent-style-name="Header">
      <style:paragraph-properties fo:line-height="150%">
        <style:tab-stops/>
      </style:paragraph-properties>
    </style:style>
    <style:style style:name="P30" style:family="paragraph" style:parent-style-name="Header">
      <style:paragraph-properties fo:line-height="150%">
        <style:tab-stops/>
      </style:paragraph-properties>
      <style:text-properties style:font-name="Courier New" style:font-name-complex="Courier New"/>
    </style:style>
    <style:style style:name="P31" style:family="paragraph" style:parent-style-name="Header">
      <style:paragraph-properties fo:line-height="150%">
        <style:tab-stops/>
      </style:paragraph-properties>
      <style:text-properties style:font-name="Courier New" fo:language="pl" fo:country="PL" style:font-name-complex="Courier New"/>
    </style:style>
    <style:style style:name="P32" style:family="paragraph" style:parent-style-name="Header">
      <style:paragraph-properties fo:margin-left="0in" fo:margin-right="0.25in" fo:text-indent="0in" style:auto-text-indent="false"/>
    </style:style>
    <style:style style:name="T1" style:family="text">
      <style:text-properties style:font-name="AssyrianDictionary"/>
    </style:style>
    <style:style style:name="T2" style:family="text">
      <style:text-properties style:font-name="AssyrianDictionary" style:font-name-complex="Courier New"/>
    </style:style>
    <style:style style:name="T3" style:family="text">
      <style:text-properties style:font-name="AssyrianDictionary" style:font-name-complex="Courier New" style:font-size-complex="12pt"/>
    </style:style>
    <style:style style:name="T4" style:family="text">
      <style:text-properties style:font-name="AssyrianDictionary" style:font-name-complex="Courier New" style:font-size-complex="11pt"/>
    </style:style>
    <style:style style:name="T5" style:family="text">
      <style:text-properties style:font-name="AssyrianDictionary" style:font-name-complex="Courier New" style:font-size-complex="9pt"/>
    </style:style>
    <style:style style:name="T6" style:family="text">
      <style:text-properties style:font-name="AssyrianDictionary" fo:language="pl" fo:country="PL"/>
    </style:style>
    <style:style style:name="T7" style:family="text">
      <style:text-properties style:font-name="AssyrianDictionary" fo:language="pl" fo:country="PL" style:font-name-complex="Courier New"/>
    </style:style>
    <style:style style:name="T8" style:family="text">
      <style:text-properties style:font-name="AssyrianDictionary" fo:language="pl" fo:country="PL" style:font-name-complex="Courier New" style:font-size-complex="12pt"/>
    </style:style>
    <style:style style:name="T9" style:family="text">
      <style:text-properties style:font-name="AssyrianDictionary" fo:font-size="12pt" style:font-size-asian="12pt"/>
    </style:style>
    <style:style style:name="T10" style:family="text">
      <style:text-properties style:font-name="AssyrianDictionary" fo:font-size="12pt" style:font-size-asian="12pt" style:font-size-complex="12pt"/>
    </style:style>
    <style:style style:name="T11" style:family="text">
      <style:text-properties style:font-name="AssyrianDictionary" fo:font-size="12pt" style:font-size-asian="12pt" style:font-name-complex="SemiramisUnicode" style:font-size-complex="12pt"/>
    </style:style>
    <style:style style:name="T12" style:family="text">
      <style:text-properties style:font-name="AssyrianDictionary" fo:font-size="12pt" style:font-size-asian="12pt" style:font-name-complex="Courier New" style:font-size-complex="11pt"/>
    </style:style>
    <style:style style:name="T13" style:family="text">
      <style:text-properties style:font-name="AssyrianDictionary" fo:font-size="12pt" fo:language="pl" fo:country="PL" style:font-size-asian="12pt"/>
    </style:style>
    <style:style style:name="T14" style:family="text">
      <style:text-properties style:font-name="AssyrianDictionary" fo:font-size="12pt" fo:language="pl" fo:country="PL" style:font-size-asian="12pt" style:font-size-complex="11pt"/>
    </style:style>
    <style:style style:name="T15" style:family="text">
      <style:text-properties style:font-name="AssyrianDictionary" fo:font-size="12pt" fo:language="pl" fo:country="PL" style:font-size-asian="12pt" style:font-size-complex="12pt"/>
    </style:style>
    <style:style style:name="T16" style:family="text">
      <style:text-properties style:font-name="AssyrianDictionary" fo:font-size="12pt" fo:language="pl" fo:country="PL" style:font-size-asian="12pt" style:font-name-complex="SemiramisUnicode"/>
    </style:style>
    <style:style style:name="T17" style:family="text">
      <style:text-properties style:font-name="AssyrianDictionary" fo:font-size="12pt" fo:language="pl" fo:country="PL" style:font-size-asian="12pt" style:font-name-complex="SemiramisUnicode" style:font-size-complex="12pt"/>
    </style:style>
    <style:style style:name="T18" style:family="text">
      <style:text-properties style:font-name="AssyrianDictionary" fo:font-size="12pt" fo:font-style="italic" style:font-size-asian="12pt" style:font-style-asian="italic"/>
    </style:style>
    <style:style style:name="T19" style:family="text">
      <style:text-properties style:font-name="AssyrianDictionary" fo:font-size="12pt" fo:font-style="italic" style:font-size-asian="12pt" style:font-style-asian="italic" style:font-style-complex="italic"/>
    </style:style>
    <style:style style:name="T20" style:family="text">
      <style:text-properties style:font-name="AssyrianDictionary" fo:font-size="12pt" fo:font-style="italic" style:font-size-asian="12pt" style:font-style-asian="italic" style:font-size-complex="12pt"/>
    </style:style>
    <style:style style:name="T21" style:family="text">
      <style:text-properties style:font-name="AssyrianDictionary" fo:font-size="12pt" fo:font-weight="bold" style:font-size-asian="12pt" style:font-weight-asian="bold"/>
    </style:style>
    <style:style style:name="T22" style:family="text">
      <style:text-properties style:font-name="AssyrianDictionary" fo:font-size="12pt" fo:font-weight="bold" style:font-size-asian="12pt" style:font-weight-asian="bold" style:font-weight-complex="bold"/>
    </style:style>
    <style:style style:name="T23" style:family="text">
      <style:text-properties style:font-name="AssyrianDictionary" fo:font-size="12pt" fo:letter-spacing="0.0138in" style:font-size-asian="12pt"/>
    </style:style>
    <style:style style:name="T24" style:family="text">
      <style:text-properties style:font-name="AssyrianDictionary" fo:font-size="12pt" fo:letter-spacing="0.0138in" style:font-size-asian="12pt" style:font-name-complex="Courier New" style:font-size-complex="11pt"/>
    </style:style>
    <style:style style:name="T25" style:family="text">
      <style:text-properties style:font-name="AssyrianDictionary" fo:font-size="12pt" fo:letter-spacing="0.0138in" style:font-size-asian="12pt" style:font-size-complex="11pt"/>
    </style:style>
    <style:style style:name="T26" style:family="text">
      <style:text-properties style:font-name="AssyrianDictionary" fo:letter-spacing="0.0138in"/>
    </style:style>
    <style:style style:name="T27" style:family="text">
      <style:text-properties style:font-name="AssyrianDictionary" fo:letter-spacing="0.0138in" fo:language="pl" fo:country="PL"/>
    </style:style>
    <style:style style:name="T28" style:family="text">
      <style:text-properties style:font-name="AssyrianDictionary" fo:letter-spacing="0.0138in" fo:language="pl" fo:country="PL" style:font-name-complex="Courier New"/>
    </style:style>
    <style:style style:name="T29" style:family="text">
      <style:text-properties style:font-name="AssyrianDictionary" fo:letter-spacing="0.0138in" fo:language="pl" fo:country="PL" style:font-name-complex="Courier New" style:font-size-complex="9pt"/>
    </style:style>
    <style:style style:name="T30" style:family="text">
      <style:text-properties style:font-name="AssyrianDictionary" fo:letter-spacing="0.0138in" fo:language="pl" fo:country="PL" style:font-size-complex="9pt"/>
    </style:style>
    <style:style style:name="T31" style:family="text">
      <style:text-properties style:font-name="AssyrianDictionary" fo:letter-spacing="0.0138in" style:font-name-complex="Courier New" style:font-size-complex="11pt"/>
    </style:style>
    <style:style style:name="T32" style:family="text">
      <style:text-properties style:font-name="AssyrianDictionary" fo:letter-spacing="0.0138in" style:font-name-complex="Courier New" style:font-size-complex="9pt"/>
    </style:style>
    <style:style style:name="T33" style:family="text">
      <style:text-properties style:font-name="AssyrianDictionary" fo:letter-spacing="0.0138in" style:font-size-complex="9pt"/>
    </style:style>
    <style:style style:name="T34" style:family="text">
      <style:text-properties style:font-name="AssyrianDictionary" fo:font-weight="bold" style:font-weight-asian="bold"/>
    </style:style>
    <style:style style:name="T35" style:family="text">
      <style:text-properties style:font-name="AssyrianDictionary" fo:font-weight="bold" style:font-weight-asian="bold" style:font-weight-complex="bold"/>
    </style:style>
    <style:style style:name="T36" style:family="text">
      <style:text-properties style:font-name="AssyrianDictionary" style:font-size-complex="12pt"/>
    </style:style>
    <style:style style:name="T37" style:family="text">
      <style:text-properties style:font-name="AssyrianDictionary" fo:font-style="italic" style:font-style-asian="italic"/>
    </style:style>
    <style:style style:name="T38" style:family="text">
      <style:text-properties style:font-name="AssyrianDictionary" style:font-size-complex="11pt"/>
    </style:style>
    <style:style style:name="T39" style:family="text">
      <style:text-properties style:font-name="AssyrianDictionary" fo:font-size="10pt" style:font-size-asian="10pt"/>
    </style:style>
    <style:style style:name="T40" style:family="text">
      <style:text-properties style:font-name="AssyrianDictionary" fo:font-size="9pt" style:font-size-asian="9pt" style:font-name-complex="Courier New" style:font-size-complex="9pt"/>
    </style:style>
    <style:style style:name="T41" style:family="text">
      <style:text-properties style:font-name="AssyrianDictionary" fo:font-size="9pt" style:font-size-asian="9pt" style:font-size-complex="9pt"/>
    </style:style>
    <style:style style:name="T42" style:family="text">
      <style:text-properties style:font-name="AssyrianDictionary" fo:font-size="9pt" fo:language="pl" fo:country="PL" style:font-size-asian="9pt" style:font-name-complex="Courier New" style:font-size-complex="9pt"/>
    </style:style>
    <style:style style:name="T43" style:family="text">
      <style:text-properties style:font-name="AssyrianDictionary" fo:font-size="9pt" fo:language="pl" fo:country="PL" style:font-size-asian="9pt" style:font-size-complex="9pt"/>
    </style:style>
    <style:style style:name="T44" style:family="text">
      <style:text-properties fo:language="pl" fo:country="PL"/>
    </style:style>
    <style:style style:name="T45" style:family="text">
      <style:text-properties style:text-position="sub 58%" style:font-name="AssyrianDictionary" style:font-name-complex="Courier New" style:font-size-complex="12pt"/>
    </style:style>
    <style:style style:name="T46" style:family="text">
      <style:text-properties style:text-position="sub 58%" style:font-name="AssyrianDictionary" fo:language="pl" fo:country="PL"/>
    </style:style>
    <style:style style:name="T47" style:family="text">
      <style:text-properties style:text-position="sub 58%" style:font-name="AssyrianDictionary" fo:language="pl" fo:country="PL" style:font-name-complex="Courier New" style:font-size-complex="12pt"/>
    </style:style>
    <style:style style:name="T48" style:family="text">
      <style:text-properties style:text-position="sub 58%" style:font-name="AssyrianDictionary" fo:font-size="12pt" style:font-size-asian="12pt"/>
    </style:style>
    <style:style style:name="T49" style:family="text">
      <style:text-properties style:text-position="sub 58%" style:font-name="AssyrianDictionary" fo:font-size="12pt" fo:language="pl" fo:country="PL" style:font-size-asian="12pt"/>
    </style:style>
    <style:style style:name="T50" style:family="text">
      <style:text-properties style:text-position="sub 58%" style:font-name="AssyrianDictionary" fo:font-size="12pt" fo:language="pl" fo:country="PL" style:font-size-asian="12pt" style:font-size-complex="11pt"/>
    </style:style>
    <style:style style:name="T51" style:family="text">
      <style:text-properties style:text-position="sub 58%" style:font-name="AssyrianDictionary" fo:font-size="12pt" fo:language="pl" fo:country="PL" style:font-size-asian="12pt" style:font-size-complex="12pt"/>
    </style:style>
    <style:style style:name="T52" style:family="text">
      <style:text-properties style:text-position="sub 58%" style:font-name="AssyrianDictionary" fo:font-size="12pt" fo:language="pl" fo:country="PL" style:font-size-asian="12pt" style:font-name-complex="SemiramisUnicode" style:font-size-complex="12pt"/>
    </style:style>
    <style:style style:name="T53" style:family="text">
      <style:text-properties style:text-position="sub 58%" style:font-name="AssyrianDictionary" fo:font-size="12pt" fo:letter-spacing="0.0138in" style:font-size-asian="12pt" style:font-name-complex="Courier New" style:font-size-complex="11pt"/>
    </style:style>
    <style:style style:name="T54" style:family="text">
      <style:text-properties style:text-position="sub 58%" style:font-name="AssyrianDictionary" fo:letter-spacing="0.0138in" fo:language="pl" fo:country="PL"/>
    </style:style>
    <style:style style:name="T55" style:family="text">
      <style:text-properties style:text-position="sub 58%" style:font-name="AssyrianDictionary" fo:letter-spacing="0.0138in" fo:language="pl" fo:country="PL" style:font-name-complex="Courier New" style:font-size-complex="9pt"/>
    </style:style>
    <style:style style:name="T56" style:family="text">
      <style:text-properties style:text-position="sub 58%" style:font-name="AssyrianDictionary" fo:letter-spacing="0.0138in" style:font-name-complex="Courier New" style:font-size-complex="11pt"/>
    </style:style>
    <style:style style:name="T57" style:family="text">
      <style:text-properties style:text-position="sub 58%" style:font-name="Courier New" style:font-name-complex="Courier New"/>
    </style:style>
    <style:style style:name="T58" style:family="text">
      <style:text-properties style:text-position="sub 58%" style:font-name="Courier New" fo:language="pl" fo:country="PL" style:font-name-complex="Courier New"/>
    </style:style>
    <style:style style:name="T59" style:family="text">
      <style:text-properties style:text-position="sub 58%" style:font-name="Courier New" fo:font-size="10pt" style:font-size-asian="10pt" style:font-name-complex="Courier New"/>
    </style:style>
    <style:style style:name="T60" style:family="text">
      <style:text-properties style:text-position="sub 58%" style:font-name="Courier New" fo:font-size="9pt" fo:language="pl" fo:country="PL" style:font-size-asian="9pt" style:font-name-complex="Courier New" style:font-size-complex="9pt"/>
    </style:style>
    <style:style style:name="T61" style:family="text">
      <style:text-properties style:text-position="super 58%" style:font-name="AssyrianDictionary"/>
    </style:style>
    <style:style style:name="T62" style:family="text">
      <style:text-properties style:text-position="super 58%" style:font-name="AssyrianDictionary" style:font-name-complex="Courier New" style:font-size-complex="12pt"/>
    </style:style>
    <style:style style:name="T63" style:family="text">
      <style:text-properties style:text-position="super 58%" style:font-name="AssyrianDictionary" fo:language="pl" fo:country="PL"/>
    </style:style>
    <style:style style:name="T64" style:family="text">
      <style:text-properties style:text-position="super 58%" style:font-name="AssyrianDictionary" fo:language="pl" fo:country="PL" style:font-name-complex="Courier New" style:font-size-complex="12pt"/>
    </style:style>
    <style:style style:name="T65" style:family="text">
      <style:text-properties style:text-position="super 58%" style:font-name="AssyrianDictionary" fo:font-size="12pt" style:font-size-asian="12pt"/>
    </style:style>
    <style:style style:name="T66" style:family="text">
      <style:text-properties style:text-position="super 58%" style:font-name="AssyrianDictionary" fo:font-size="12pt" fo:language="pl" fo:country="PL" style:font-size-asian="12pt"/>
    </style:style>
    <style:style style:name="T67" style:family="text">
      <style:text-properties style:text-position="super 58%" style:font-name="AssyrianDictionary" fo:font-size="12pt" fo:language="pl" fo:country="PL" style:font-size-asian="12pt" style:font-name-complex="SemiramisUnicode" style:font-size-complex="12pt"/>
    </style:style>
    <style:style style:name="T68" style:family="text">
      <style:text-properties style:text-position="super 58%" style:font-name="AssyrianDictionary" fo:letter-spacing="0.0138in" style:font-name-complex="Courier New" style:font-size-complex="11pt"/>
    </style:style>
    <style:style style:name="T69" style:family="text">
      <style:text-properties style:text-position="super 58%" style:font-name="AssyrianDictionary" fo:letter-spacing="0.0138in" fo:language="pl" fo:country="PL" style:font-name-complex="Courier New" style:font-size-complex="9pt"/>
    </style:style>
    <style:style style:name="T70" style:family="text">
      <style:text-properties style:text-position="super 58%" style:font-name="Courier New" style:font-name-complex="Courier New"/>
    </style:style>
    <style:style style:name="T71" style:family="text">
      <style:text-properties style:text-position="super 58%" style:font-name="Courier New" fo:font-size="10pt" style:font-size-asian="10pt" style:font-name-complex="Courier New"/>
    </style:style>
    <style:style style:name="T72" style:family="text">
      <style:text-properties style:text-position="super 58%" style:font-name="Courier New" fo:language="pl" fo:country="PL" style:font-name-complex="Courier New"/>
    </style:style>
    <style:style style:name="T73" style:family="text">
      <style:text-properties style:text-position="super 58%" style:font-name="Courier New" fo:font-size="9pt" style:font-size-asian="9pt" style:font-name-complex="Courier New" style:font-size-complex="9pt"/>
    </style:style>
    <style:style style:name="T74" style:family="text">
      <style:text-properties style:text-position="super 58%" style:font-name="Courier New" fo:font-size="9pt" fo:language="pl" fo:country="PL" style:font-size-asian="9pt" style:font-name-complex="Courier New" style:font-size-complex="9pt"/>
    </style:style>
    <style:style style:name="T75" style:family="text">
      <style:text-properties style:text-position="28% 100%" style:font-name="AssyrianDictionary" fo:font-size="7pt" style:font-size-asian="7pt" style:font-name-complex="Courier New" style:font-size-complex="12pt"/>
    </style:style>
    <style:style style:name="T76" style:family="text">
      <style:text-properties style:font-name="Times New Roman" fo:font-size="12pt" style:font-size-asian="12pt"/>
    </style:style>
    <style:style style:name="T77" style:family="text">
      <style:text-properties style:font-name="Times New Roman" fo:font-size="12pt" fo:font-style="italic" style:font-size-asian="12pt" style:font-style-asian="italic" style:font-style-complex="italic"/>
    </style:style>
    <style:style style:name="T78" style:family="text">
      <style:text-properties fo:color="#ff0000" style:font-name="AssyrianDictionary" fo:font-size="12pt" style:font-size-asian="12pt"/>
    </style:style>
    <style:style style:name="T79" style:family="text">
      <style:text-properties fo:color="#ff0000" style:font-name="Courier New" style:font-name-complex="Courier New"/>
    </style:style>
    <style:style style:name="T80" style:family="text">
      <style:text-properties fo:color="#ff0000" style:font-name="Courier New" fo:language="pl" fo:country="PL" style:font-name-complex="Courier New"/>
    </style:style>
    <style:style style:name="T81" style:family="text">
      <style:text-properties fo:color="#ff0000" style:font-name="Courier New" fo:font-size="9pt" fo:language="pl" fo:country="PL" style:font-size-asian="9pt" style:font-name-complex="Courier New" style:font-size-complex="9pt"/>
    </style:style>
    <style:style style:name="T82" style:family="text">
      <style:text-properties fo:color="#ff0000" style:text-position="super 58%" style:font-name="Courier New" fo:font-size="9pt" fo:language="pl" fo:country="PL" style:font-size-asian="9pt" style:font-name-complex="Courier New" style:font-size-complex="9pt"/>
    </style:style>
    <style:style style:name="T83" style:family="text">
      <style:text-properties fo:font-variant="small-caps" style:font-name="AssyrianDictionary" fo:font-size="12pt" style:font-size-asian="12pt" style:font-size-complex="12pt"/>
    </style:style>
    <style:style style:name="T84" style:family="text">
      <style:text-properties fo:font-variant="small-caps" style:font-name="AssyrianDictionary" fo:font-size="12pt" fo:font-weight="bold" style:font-size-asian="12pt" style:font-weight-asian="bold"/>
    </style:style>
    <style:style style:name="T85" style:family="text">
      <style:text-properties fo:font-variant="small-caps" fo:color="#ff0000" style:font-name="AssyrianDictionary" fo:font-size="12pt" style:font-size-asian="12pt" style:font-size-complex="12pt"/>
    </style:style>
    <style:style style:name="T86" style:family="text">
      <style:text-properties style:font-name="Courier New" style:font-name-complex="Courier New"/>
    </style:style>
    <style:style style:name="T87" style:family="text">
      <style:text-properties style:font-name="Courier New" fo:language="pl" fo:country="PL" style:font-name-complex="Courier New"/>
    </style:style>
    <style:style style:name="T88" style:family="text">
      <style:text-properties style:font-name="Courier New" fo:font-size="10pt" style:font-size-asian="10pt" style:font-name-complex="Courier New"/>
    </style:style>
    <style:style style:name="T89" style:family="text">
      <style:text-properties style:font-name="Courier New" fo:font-size="10pt" fo:language="pl" fo:country="PL" style:font-size-asian="10pt" style:font-name-complex="Courier New"/>
    </style:style>
    <style:style style:name="T90" style:family="text">
      <style:text-properties style:font-name="Courier New" fo:font-size="13pt" style:font-size-asian="13pt" style:font-name-complex="Courier New"/>
    </style:style>
    <style:style style:name="T91" style:family="text">
      <style:text-properties style:font-name="Courier New" fo:font-size="9pt" style:font-size-asian="9pt" style:font-name-complex="Courier New" style:font-size-complex="9pt"/>
    </style:style>
    <style:style style:name="T92" style:family="text">
      <style:text-properties style:font-name="Courier New" fo:font-size="9pt" fo:language="pl" fo:country="PL" style:font-size-asian="9pt" style:font-name-complex="Courier New" style:font-size-complex="9pt"/>
    </style:style>
    <style:style style:name="T9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2" fo:column-gap="0.4917in">
          <style:column style:rel-width="32767*" fo:start-indent="0in" fo:end-indent="0.2457in"/>
          <style:column style:rel-width="32767*"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3. Puzur-Åulgi to Åulgi 1 (PuÅ1, 3.1.7, RCU 11)</text:p>
      <text:p text:style-name="P20"/>
      <text:p text:style-name="P25">Composite Text</text:p>
      <text:p text:style-name="P20"><text:s/></text:p>
      <text:p text:style-name="P2"><text:span text:style-name="T3">1. <text:tab/></text:span><text:span text:style-name="T8">lugal-Ñu</text:span><text:span text:style-name="T47">10</text:span><text:span text:style-name="T8">-ra </text:span><text:span text:style-name="T3">ù</text:span><text:span text:style-name="T8">-na-a-dug</text:span><text:span text:style-name="T47">4 </text:span></text:p>
      <text:p text:style-name="P2"><text:span text:style-name="T3">2. <text:tab/></text:span><text:span text:style-name="T64">I</text:span><text:span text:style-name="T8">puzur</text:span><text:span text:style-name="T47">4</text:span><text:span text:style-name="T8">-</text:span><text:span text:style-name="T64">d</text:span><text:span text:style-name="T3">å</text:span><text:span text:style-name="T8">ul-gi </text:span><text:span text:style-name="T3">å</text:span><text:span text:style-name="T8">akkana b</text:span><text:span text:style-name="T3">à</text:span><text:span text:style-name="T8">d-igi-hur-saÑ-Ñ</text:span><text:span text:style-name="T3">á</text:span></text:p>
      <text:p text:style-name="P2"><text:span text:style-name="T3">3. <text:tab/>árad-zu na-ab-bé-a</text:span></text:p>
      <text:p text:style-name="P2"><text:span text:style-name="T3">4. <text:tab/>lugal</text:span><text:span text:style-name="T8">-Ñu</text:span><text:span text:style-name="T47">10</text:span><text:span text:style-name="T3"> kù-sig</text:span><text:span text:style-name="T45">17 </text:span><text:span text:style-name="T62">na</text:span><text:span text:style-name="T75">4</text:span><text:span text:style-name="T3">za-gìn diÑir-re-e-ne-ka ­in-ne-en-dím-dím-ma</text:span></text:p>
      <text:p text:style-name="P2"><text:span text:style-name="T3">5. <text:tab/>zi-ni-åè-àm in-nu-ù</text:span></text:p>
      <text:p text:style-name="P2"><text:span text:style-name="T3">6. <text:tab/>lugal</text:span><text:span text:style-name="T8">-Ñu</text:span><text:span text:style-name="T47">10</text:span><text:span text:style-name="T3"> zi ugnim ù kalam-ma-ni-åè</text:span></text:p>
      <text:p text:style-name="P2"><text:span text:style-name="T3">7. <text:tab/>bàd gal igi-hur-saÑ-Ñá mu lú kúr hul-Ñál</text:span></text:p>
      <text:p text:style-name="P2"><text:span text:style-name="T3">8. <text:tab/>un kalam-ma-ni-åè mu-un-dù</text:span></text:p>
      <text:p text:style-name="P2"><text:span text:style-name="T3">9. <text:tab/></text:span><text:span text:style-name="T8">ugnim im-ma-zi</text:span></text:p>
      <text:p text:style-name="P2"><text:span text:style-name="T3">10. <text:tab/>diå-àm lú igi-Ñá záh-bi i-im-túm-ma </text:span></text:p>
      <text:p text:style-name="P2"><text:span text:style-name="T3">11. <text:tab/>dib-dib-bé inim ma-an-dug</text:span><text:span text:style-name="T45">4</text:span><text:span text:style-name="T3">-ma igi-åè ba-gin</text:span></text:p>
      <text:p text:style-name="P2"><text:span text:style-name="T3">12. <text:tab/>Ñiåkim lú kúr-ra Ñá-e ì-zu</text:span></text:p>
      <text:p text:style-name="P2"><text:span text:style-name="T3">13. <text:tab/></text:span><text:span text:style-name="T8">l</text:span><text:span text:style-name="T3">ú</text:span><text:span text:style-name="T8"> k</text:span><text:span text:style-name="T3">ú</text:span><text:span text:style-name="T8">r im-ma-til usu-Ñu</text:span><text:span text:style-name="T47">10</text:span><text:span text:style-name="T8"> ì-tur</text:span></text:p>
      <text:p text:style-name="P2"><text:span text:style-name="T3">14. <text:tab/>bàd nu-mu-un-da-kal-la-ge en-nu-ùÑ nu-mu-da-ak-e</text:span></text:p>
      <text:p text:style-name="P15"><text:span text:style-name="T9">15. <text:tab/></text:span><text:span text:style-name="T13">nam </text:span><text:span text:style-name="T66">I</text:span><text:span text:style-name="T13">puzur</text:span><text:span text:style-name="T49">4</text:span><text:span text:style-name="T13">-</text:span><text:span text:style-name="T66">d</text:span><text:span text:style-name="T13">nu-mu</text:span><text:span text:style-name="T9">å</text:span><text:span text:style-name="T13">-da </text:span><text:span text:style-name="T9">é</text:span><text:span text:style-name="T13">nsi ul</text:span><text:span text:style-name="T49">4</text:span><text:span text:style-name="T13">-lum-TUR.RA</text:span><text:span text:style-name="T66">ki</text:span></text:p>
      <text:p text:style-name="P15"><text:span text:style-name="T9">16. <text:tab/></text:span><text:span text:style-name="T13">ninnu nindan u</text:span><text:span text:style-name="T9">å</text:span><text:span text:style-name="T13"> saÑ ba-ab-gíd murub</text:span><text:span text:style-name="T49">4</text:span><text:span text:style-name="T13">-ba im-ma-an-ri</text:span></text:p>
      <text:p text:style-name="P15"><text:span text:style-name="T9">17. <text:tab/>nam </text:span><text:span text:style-name="T65">I</text:span><text:span text:style-name="T9">lugal-me-lám åabra </text:span><text:span text:style-name="T65">íd</text:span><text:span text:style-name="T9">åeg</text:span><text:span text:style-name="T48">5</text:span><text:span text:style-name="T9">-åeg</text:span><text:span text:style-name="T48">5</text:span></text:p>
      <text:p text:style-name="P15"><text:span text:style-name="T9">18. <text:tab/>iá nindan uå-ni ha-ni-dar-dar </text:span></text:p>
      <text:p text:style-name="P15"><text:span text:style-name="T9">19. <text:tab/>nam </text:span><text:span text:style-name="T65">I</text:span><text:span text:style-name="T9">ka-kù-ga-ni énsi ma-da murub</text:span><text:span text:style-name="T48">4</text:span><text:span text:style-name="T65">ki</text:span></text:p>
      <text:p text:style-name="P15"><text:span text:style-name="T9">20. <text:tab/>35 nindan uå gaba dúr-bi ba-gul-gul </text:span></text:p>
      <text:p text:style-name="P15"><text:span text:style-name="T9">21 <text:tab/>nam </text:span><text:span text:style-name="T65">I</text:span><text:span text:style-name="T9">ta-ki-il-ì-lí-åu kù-Ñál </text:span><text:span text:style-name="T65">íd</text:span><text:span text:style-name="T9">áb-gal ù </text:span><text:span text:style-name="T65">íd</text:span><text:span text:style-name="T9">me-</text:span><text:span text:style-name="T65">d</text:span><text:span text:style-name="T9">en-líl-lá</text:span></text:p>
      <text:p text:style-name="P15"><text:span text:style-name="T9">22. <text:tab/></text:span><text:span text:style-name="T13">nimin nindan u</text:span><text:span text:style-name="T9">å</text:span><text:span text:style-name="T13">-ni g</text:span><text:span text:style-name="T9">ú</text:span><text:span text:style-name="T13">r ugu-bi-</text:span><text:span text:style-name="T9">åè</text:span><text:span text:style-name="T13"> nu-ub-Ñar</text:span></text:p>
      <text:p text:style-name="P15"><text:span text:style-name="T9">23. <text:tab/></text:span><text:span text:style-name="T13">u</text:span><text:span text:style-name="T49">4</text:span><text:span text:style-name="T13"> l</text:span><text:span text:style-name="T9">ú</text:span><text:span text:style-name="T13"> k</text:span><text:span text:style-name="T9">ú</text:span><text:span text:style-name="T13">r im-ku-nu-a ugu-bi-</text:span><text:span text:style-name="T9">åè</text:span><text:span text:style-name="T13"> ù-nu-ub-zu</text:span></text:p>
      <text:p text:style-name="P15"><text:soft-page-break/><text:span text:style-name="T9">24. <text:tab/>lú kúr mè-åè usu-ni im-til</text:span></text:p>
      <text:p text:style-name="P15"><text:span text:style-name="T9">25. <text:tab/>ugnim-bi åà hur-saÑ-Ñá-ka íb-tuå</text:span></text:p>
      <text:p text:style-name="P2"><text:span text:style-name="T1">26. <text:tab/>tukum-bi lugal-Ñá an-na-kam</text:span></text:p>
      <text:p text:style-name="P2"><text:span text:style-name="T1">27. <text:tab/></text:span><text:span text:style-name="T6">7200 </text:span><text:span text:style-name="T1">é</text:span><text:span text:style-name="T6">ren l</text:span><text:span text:style-name="T1">ú</text:span><text:span text:style-name="T6">-kíÑ-ak-ne ha-ma-ab-</text:span><text:span text:style-name="T1">í</text:span><text:span text:style-name="T6">l-e ul</text:span><text:span text:style-name="T46">4</text:span><text:span text:style-name="T6">-la-bi hu-mu-</text:span><text:span text:style-name="T1">å</text:span><text:span text:style-name="T6">i-gi</text:span><text:span text:style-name="T46">4</text:span><text:span text:style-name="T6">-gi</text:span><text:span text:style-name="T46">4</text:span></text:p>
      <text:p text:style-name="P2"><text:span text:style-name="T1">28. <text:tab/></text:span><text:span text:style-name="T6">70 </text:span><text:span text:style-name="T1">à</text:span><text:span text:style-name="T6">ga-ús l</text:span><text:span text:style-name="T1">ú</text:span><text:span text:style-name="T6"> su-da-lu-nu-tum</text:span><text:span text:style-name="T63">ki</text:span><text:span text:style-name="T6">-a</text:span></text:p>
      <text:p text:style-name="P15"><text:span text:style-name="T9">29. <text:tab/>ugu</text:span><text:span text:style-name="T14">-Ñu</text:span><text:span text:style-name="T50">10</text:span><text:span text:style-name="T9">-åè hé-em-su</text:span><text:span text:style-name="T48">8</text:span><text:span text:style-name="T9">-bé-eå </text:span></text:p>
      <text:p text:style-name="P15"><text:span text:style-name="T9">30. <text:tab/>dím-ma</text:span><text:span text:style-name="T15">-Ñu</text:span><text:span text:style-name="T51">10</text:span><text:span text:style-name="T9"> hé-dab</text:span><text:span text:style-name="T48">5</text:span><text:span text:style-name="T9"> ki-tuå-bi ga-ba-da-an-kúr</text:span></text:p>
      <text:p text:style-name="P15"><text:span text:style-name="T9">31. <text:tab/></text:span><text:span text:style-name="T13">h</text:span><text:span text:style-name="T9">é</text:span><text:span text:style-name="T13">-zu Ñi</text:span><text:span text:style-name="T49">6</text:span><text:span text:style-name="T13">-ta u</text:span><text:span text:style-name="T49">4</text:span><text:span text:style-name="T13"> ul-l</text:span><text:span text:style-name="T9">í</text:span><text:span text:style-name="T13">-a-</text:span><text:span text:style-name="T9">å</text:span><text:span text:style-name="T13">è nam-tag-ni dugud</text:span></text:p>
      <text:p text:style-name="P15"><text:span text:style-name="T9">32. <text:tab/>á</text:span><text:span text:style-name="T13">rad </text:span><text:span text:style-name="T66">d</text:span><text:span text:style-name="T9">å</text:span><text:span text:style-name="T13">ul-gi lugal gi-na me-en</text:span><text:span text:style-name="Footnote_20_Symbol"><text:span text:style-name="T9"><text:note text:id="ftn1" text:note-class="footnote"><text:note-citation>1</text:note-citation><text:note-body><text:p text:style-name="Footnote"><text:span text:style-name="T6"><text:s/>32a (N4 only): [</text:span><text:span text:style-name="T27">ù-na]-a-dug</text:span><text:span text:style-name="T54">4</text:span><text:span text:style-name="T27">-Ñu</text:span><text:span text:style-name="T54">10</text:span><text:span text:style-name="T27"> </text:span><text:span text:style-name="T26">≠</text:span><text:span text:style-name="T27">níÑ-gú-åub-bu-bi in-nu-ù</text:span><text:span text:style-name="T6">.</text:span></text:p></text:note-body></text:note></text:span></text:span></text:p>
      <text:p text:style-name="P15"><text:span text:style-name="T9">33. <text:tab/>nam-mu-da-til-en </text:span></text:p>
      <text:p text:style-name="P15"><text:span text:style-name="T9">34. <text:tab/></text:span><text:span text:style-name="T13">lugal</text:span><text:span text:style-name="T15">-Ñu</text:span><text:span text:style-name="T51">10</text:span><text:span text:style-name="T13"> h</text:span><text:span text:style-name="T9">é</text:span><text:span text:style-name="T13">-en-zu</text:span><text:span text:style-name="Footnote_20_Symbol"><text:span text:style-name="T9"><text:note text:id="ftn2" text:note-class="footnote"><text:note-citation>2</text:note-citation><text:note-body><text:p text:style-name="Footnote"><text:span text:style-name="T1"><text:s/>34a (N4 only): ≠</text:span><text:span text:style-name="T26">a-ma-ru-k[am</text:span><text:span text:style-name="T1">].</text:span></text:p></text:note-body></text:note></text:span></text:span></text:p>
      <text:p text:style-name="P20"/>
      <text:p text:style-name="P26"><text:span text:style-name="T65">1 </text:span><text:span text:style-name="T9">Speak to my king, </text:span><text:span text:style-name="T65">2 </text:span><text:span text:style-name="T9">saying (the words) of Puzur-Åulgi,</text:span><text:span text:style-name="Footnote_20_Symbol"><text:span text:style-name="T9"><text:note text:id="ftn3" text:note-class="footnote"><text:note-citation>3</text:note-citation><text:note-body><text:p text:style-name="Footnote"><text:span text:style-name="T1"><text:s/>Var.: Puzur-Numuåda, Puzur-Marduk.</text:span></text:p></text:note-body></text:note></text:span></text:span><text:span text:style-name="T9"> general of Bad-IgihursaÑa, your servant:</text:span></text:p>
      <text:p text:style-name="P26"><text:span text:style-name="T65">4–5 </text:span><text:span text:style-name="T9">Is it not for the sake of his own well-being that my king fashions (objects) of silver and gold for the gods? </text:span><text:span text:style-name="T65">6 </text:span><text:span text:style-name="T9">My king, for the well-being of the army and of his homeland, </text:span><text:span text:style-name="T65">7–8 </text:span><text:span text:style-name="T9">has built the great fortifications of IgihursaÑa for the sake of the vile enemy and of the people of his homeland. </text:span></text:p>
      <text:p text:style-name="P26"><text:span text:style-name="T65">9 </text:span><text:span text:style-name="T9">But now ­the (enemy</text:span><text:span text:style-name="T65">?</text:span><text:span text:style-name="T9">) troops have mustered (for battle). </text:span><text:span text:style-name="T65">10 </text:span><text:span text:style-name="T9">A certain individual who was brought before me as a deserter </text:span><text:span text:style-name="T65">11 </text:span><text:span text:style-name="T9">gave me some information as he was passing (through) and then went back out (again). </text:span><text:span text:style-name="T65">12 </text:span><text:span text:style-name="T9">Now I really know the enemy’s passwords! </text:span></text:p>
      <text:p text:style-name="P26"><text:span text:style-name="T9">­</text:span><text:span text:style-name="T65">13 </text:span><text:span text:style-name="T9">The enemy has concentrated (all) his forces for battle­ but my forces are insufficient (to keep them off). </text:span><text:span text:style-name="T65">14 </text:span><text:span text:style-name="T9">It is impossible to strengthen the fortifications against him, nor (properly) ­guard it. </text:span><text:span text:style-name="T65">15 </text:span><text:span text:style-name="T9">In the sector under the responsibility of Puzur-Numuåda,</text:span><text:span text:style-name="Footnote_20_Symbol"><text:span text:style-name="T9"><text:note text:id="ftn4" text:note-class="footnote"><text:note-citation>4</text:note-citation><text:note-body><text:p text:style-name="Footnote"><text:span text:style-name="T1"><text:s/>Var.: </text:span>Š<text:span text:style-name="T1">u-Marduk, </text:span>Š<text:span text:style-name="T1">u-Nunu, </text:span>Š<text:span text:style-name="T1">u-Numuåda.</text:span></text:p></text:note-body></text:note></text:span></text:span><text:span text:style-name="T9"> governor </text:span><text:soft-page-break/><text:span text:style-name="T9">of­ Ullum-œeærum, </text:span><text:span text:style-name="T65">16 </text:span><text:span text:style-name="T9">a 300 m. section</text:span><text:span text:style-name="T18"> had sagged</text:span><text:span text:style-name="T9"> and collapsed in the middle; </text:span><text:span text:style-name="T65">17 </text:span><text:span text:style-name="T9">in the sector under the responsibility of Lugal-melam, the overseer of the Åeååektum canal, ­</text:span><text:span text:style-name="T65">18 </text:span><text:span text:style-name="T9">30 m. of his section can be breached; </text:span><text:span text:style-name="T65">19 </text:span><text:span text:style-name="T9">in the sector under the responsibility of Kakugani,</text:span><text:span text:style-name="Footnote_20_Symbol"><text:span text:style-name="T9"><text:note text:id="ftn5" text:note-class="footnote"><text:note-citation>5</text:note-citation><text:note-body><text:p text:style-name="Footnote"><text:span text:style-name="T1"><text:s/>Var.: </text:span>Š<text:span text:style-name="T1">u-Numuåda.</text:span></text:p></text:note-body></text:note></text:span></text:span><text:span text:style-name="T9"> ­governor of the inland territory, </text:span><text:span text:style-name="T65">20 </text:span><text:span text:style-name="T9">a 210 m. section, its face and based are badly damaged, </text:span><text:span text:style-name="T65">21 </text:span><text:span text:style-name="T9">(and) in the part under the responsibility of Takil-iliåu, canal inspector of the Abgal and Me-Enlila waterways, </text:span><text:span text:style-name="T65">22 </text:span><text:span text:style-name="T9">240 m. of his section </text:span><text:span text:style-name="T19">does not have its perimeter laid ou</text:span><text:span text:style-name="T18">t yet</text:span><text:span text:style-name="T9">. </text:span><text:span text:style-name="T65">23 </text:span><text:span text:style-name="T9">Although I cannot know ahead of time when the enemy will­ advance against (the fortifications), </text:span><text:span text:style-name="T65">24 </text:span><text:span text:style-name="T9">(it is evident) that the enemy has concentrated (all) his forces for battle, </text:span><text:span text:style-name="T65">25 </text:span><text:span text:style-name="T9">and his troops are encamped in the mountain valleys. </text:span></text:p>
      <text:p text:style-name="P26"><text:span text:style-name="T9">­</text:span><text:span text:style-name="T65">26 </text:span><text:span text:style-name="T9">If my king is agreeable, </text:span><text:span text:style-name="T65">27 </text:span><text:span text:style-name="T9">he will raise for me ­a very large contingent (viz. 7200) of workers and send them here immediately. </text:span><text:span text:style-name="T65">­28–29 </text:span><text:span text:style-name="T9">Seventy </text:span><text:span text:style-name="T19">Sudalunutum</text:span><text:span text:style-name="T9"> troopers should also come here to me. </text:span><text:span text:style-name="T65">­30 </text:span><text:span text:style-name="T9">I am resolved, and so I shall dislodge them (i.e., the enemy), </text:span><text:span text:style-name="T65">31 </text:span><text:span text:style-name="T9">so let this be known, for his (the enemy’s) sins have been grievous from (primeval) night to the end of days! </text:span><text:span text:style-name="T65">32 </text:span><text:span text:style-name="T9">(Be assured), I am the true servant of my­ lord </text:span><text:span text:style-name="T76">Š</text:span><text:span text:style-name="T9">ulgi,</text:span><text:span text:style-name="Footnote_20_Symbol"><text:span text:style-name="T9"><text:note text:id="ftn6" text:note-class="footnote"><text:note-citation>6</text:note-citation><text:note-body><text:p text:style-name="Footnote"><text:span text:style-name="T1"><text:s/>One text adds: </text:span><text:span text:style-name="T61">32a </text:span><text:span text:style-name="T1">My letter, it will not be neglected, will it?</text:span></text:p></text:note-body></text:note></text:span></text:span><text:span text:style-name="T9"> </text:span><text:span text:style-name="T65">33 </text:span><text:span text:style-name="T9">and I will definitely finish (this work)! </text:span><text:span text:style-name="T65">34</text:span><text:span text:style-name="T9"> Now my king is informed (about all of this)!</text:span><text:span text:style-name="Footnote_20_Symbol"><text:span text:style-name="T9"><text:note text:id="ftn7" text:note-class="footnote"><text:note-citation>7</text:note-citation><text:note-body><text:p text:style-name="Footnote"><text:span text:style-name="T1"><text:s/>One text adds: </text:span><text:span text:style-name="T61">34a </text:span><text:span text:style-name="T1">It is urgent!</text:span></text:p></text:note-body></text:note></text:span></text:span></text:p>
      <text:p text:style-name="P20"><text:tab/></text:p>
      <text:p text:style-name="P25">Commentary</text:p>
      <text:p text:style-name="P20"/>
      <text:p text:style-name="P1"><text:span text:style-name="T1">The redactional difficulties of this composition provide a particularly stark example of the difficulties of creating a “composite text” of a composition that has a very fluid textual tradition from witnesses found in different places. Textual variants cluster in a manner that reveals consistent differences between the Nippur sources and those from elsewhere, and the solitary Kish witness sometimes goes its own way. The reconstruction is hampered by the fragmentary state of the Nippur tablets, which provide good evidence for the beginning and end but do not document well the middle part of the letter. </text:span></text:p>
      <text:p text:style-name="P8"><text:soft-page-break/><text:span text:style-name="T1">Of the four Nippur manuscripts, all of which come from the nineteenth-century excavations of the site, and have no precise provenience, two are one-column tablets (N1 and N4) and two are on collective ones (N2 and N3). Because of the fragmentary state of these sources, it is impossible to establish if they all had a similar “redaction,” or if the differences from the other manuscripts are limited to one or two of these tablets. I should stress that one should not think of this as a generic Nippur version, as it may simply represent the idiosyncrasies of one or two teachers or their students. It is unlikely, however, that more-complete sources from the city will surface in the foreseeable future.</text:span></text:p>
      <text:p text:style-name="P9">The variants in the opening section are such that rather than indicate differences in every line, I offer a separate Nippur composite text of the passage:</text:p>
      <text:p text:style-name="P3"/>
      <text:p text:style-name="P16"><text:span text:style-name="T13">1. <text:tab/>lugal-Ñu</text:span><text:span text:style-name="T49">10</text:span><text:span text:style-name="T13">-ra </text:span><text:span text:style-name="T9">ù</text:span><text:span text:style-name="T13">-na-a-dug</text:span><text:span text:style-name="T49">4<text:tab/></text:span><text:span text:style-name="T15">N1, N4</text:span></text:p>
      <text:p text:style-name="P16"><text:span text:style-name="T13">2. <text:tab/></text:span><text:span text:style-name="T66">I</text:span><text:span text:style-name="T13">puzur</text:span><text:span text:style-name="T49">4</text:span><text:span text:style-name="T13">-</text:span><text:span text:style-name="T66">d</text:span><text:span text:style-name="T13">nu-muå-da </text:span><text:span text:style-name="T9">å</text:span><text:span text:style-name="T13">akkana b</text:span><text:span text:style-name="T9">à</text:span><text:span text:style-name="T13">d-igi-hur-saÑ-Ñ</text:span><text:span text:style-name="T9">á</text:span><text:span text:style-name="T13"> <text:tab/></text:span><text:span text:style-name="T15">N1, N4</text:span></text:p>
      <text:p text:style-name="P16"><text:span text:style-name="T13">3. <text:tab/></text:span><text:span text:style-name="T9">á</text:span><text:span text:style-name="T13">rad-zu na-ab-b</text:span><text:span text:style-name="T9">é</text:span><text:span text:style-name="T13">-a <text:tab/></text:span><text:span text:style-name="T15">N1, N4</text:span></text:p>
      <text:p text:style-name="P16"><text:span text:style-name="T16">4. <text:tab/></text:span><text:span text:style-name="T17">lugal-</text:span><text:span text:style-name="T13">Ñu</text:span><text:span text:style-name="T49">10</text:span><text:span text:style-name="T13"> </text:span><text:span text:style-name="T17">k</text:span><text:span text:style-name="T11">ù</text:span><text:span text:style-name="T17">-sig</text:span><text:span text:style-name="T52">17</text:span><text:span text:style-name="T17"> </text:span><text:span text:style-name="T67">na4</text:span><text:span text:style-name="T17">za-gìn diÑir-re-e-ne-ka in-ne-en-d</text:span><text:span text:style-name="T11">í</text:span><text:span text:style-name="T17">m-d</text:span><text:span text:style-name="T11">í</text:span><text:span text:style-name="T17">m-ma <text:tab/>N1, N4</text:span></text:p>
      <text:p text:style-name="P16"><text:span text:style-name="T13">5. <text:tab/>zi-ni-</text:span><text:span text:style-name="T9">åè</text:span><text:span text:style-name="T13">-</text:span><text:span text:style-name="T9">à</text:span><text:span text:style-name="T13">m in-nu-</text:span><text:span text:style-name="T9">ù</text:span><text:span text:style-name="T13"> <text:tab/></text:span><text:span text:style-name="T15">N1 </text:span></text:p>
      <text:p text:style-name="P16"><text:span text:style-name="T13">6. <text:tab/>lugal-Ñu</text:span><text:span text:style-name="T49">10</text:span><text:span text:style-name="T13"> silim-ma ugnim </text:span><text:span text:style-name="T9">ù</text:span><text:span text:style-name="T13"> kalam-ma-na-</text:span><text:span text:style-name="T9">åè</text:span><text:span text:style-name="T13"> <text:tab/>N1</text:span></text:p>
      <text:p text:style-name="P21">7. <text:tab/>bàd gal igi-hur-saÑ-Ñá mu lú hul-Ñál-åè <text:tab/>N1</text:p>
      <text:p text:style-name="P16"><text:span text:style-name="T13">8. <text:tab/>mu-un-d</text:span><text:span text:style-name="T9">ù</text:span><text:span text:style-name="T13"> <text:tab/>N1</text:span></text:p>
      <text:p text:style-name="P16"><text:span text:style-name="T13">9. <text:tab/>ugnim l</text:span><text:span text:style-name="T9">ú</text:span><text:span text:style-name="T13"> k</text:span><text:span text:style-name="T9">ú</text:span><text:span text:style-name="T13">r-ra im-ma-an-zi <text:tab/>N1</text:span></text:p>
      <text:p text:style-name="P27"/>
      <text:p text:style-name="P26"><text:span text:style-name="T65">1 </text:span><text:span text:style-name="T9">Speak to my king: </text:span><text:span text:style-name="T65">2–3 </text:span><text:span text:style-name="T9">saying (the words) of Puzur-Åulgi, general of Bad-IgihursaÑa, your servant:</text:span></text:p>
      <text:p text:style-name="P26"><text:span text:style-name="T65">4–5</text:span><text:span text:style-name="T9"> Is it not for the sake of his own well-being that my king fashions (objects) of precious metals and jewels for the gods? </text:span><text:span text:style-name="T65">6 </text:span><text:span text:style-name="T9">My king, for the safety of the troops and his homeland </text:span><text:span text:style-name="T65">7–8 </text:span><text:span text:style-name="T9">has ­built the great fortifications of IgihursaÑa against the vile (enemy). </text:span></text:p>
      <text:p text:style-name="P26"><text:span text:style-name="T65">9 </text:span><text:span text:style-name="T9">But now ­the enemy troops have mustered (for battle).</text:span></text:p>
      <text:p text:style-name="P18"><text:soft-page-break/></text:p>
      <text:p text:style-name="P14"><text:span text:style-name="T21">4</text:span><text:span text:style-name="T9">. This line is different in all manuscripts.</text:span></text:p>
      <text:p text:style-name="P20"/>
      <text:p text:style-name="P1"><text:span text:style-name="T35">10–11</text:span><text:span text:style-name="T1">. The difficulties in these lines were apparently already felt in antiquity, as shown by the ambiguities inherent in the line division. N1 had both of them on one line but N2 apparently divided it in the manner adopted here; this was also the interpretation of the scribes who wrote X2 and X4. The student from Kish (Ki1) had </text:span><text:span text:style-name="T31">dab</text:span><text:span text:style-name="T56">5</text:span><text:span text:style-name="T31">-dab</text:span><text:span text:style-name="T56">5</text:span><text:span text:style-name="T31">-bé</text:span><text:span text:style-name="T1"> as part of line 10.</text:span></text:p>
      <text:p text:style-name="P20"/>
      <text:p text:style-name="P14"><text:span text:style-name="T22">12</text:span><text:span text:style-name="T9">. </text:span><text:span text:style-name="T24">giåkim</text:span><text:span text:style-name="T9"> is used here as a technical term referring to secret signals or passwords; on such nuances of the word, see M. Civil, </text:span><text:span text:style-name="T19">FS Lambert</text:span><text:span text:style-name="T9"> 109. </text:span></text:p>
      <text:p text:style-name="P20"/>
      <text:p text:style-name="P14"><text:span text:style-name="T22">13</text:span><text:span text:style-name="T9">. One would expect that </text:span><text:span text:style-name="T12">usu til</text:span><text:span text:style-name="T9"> would mean that the enemy­ forces have been weakened but as in </text:span><text:span text:style-name="T18">Nippur Lament </text:span><text:span text:style-name="T9">226, the context requires a different interpretation. Here, as elsewhere in this letter, idiomatic usage reflects Akkadian usage, in this case </text:span><text:span text:style-name="T19">em</text:span><text:span text:style-name="T77">ū</text:span><text:span text:style-name="T19">qam gam</text:span><text:span text:style-name="T77">ā</text:span><text:span text:style-name="T19">rum</text:span><text:span text:style-name="T9">, “to concentrate military forces;” see S. Tinney, </text:span><text:span text:style-name="T19">Nippur Lament </text:span><text:span text:style-name="T9">170.</text:span></text:p>
      <text:p text:style-name="P20"/>
      <text:p text:style-name="P14"><text:span text:style-name="T22">15</text:span><text:span text:style-name="T9">. On the noun </text:span><text:span text:style-name="T24">nam</text:span><text:span text:style-name="T9"> see commentary to </text:span><text:span text:style-name="T76">Š</text:span><text:span text:style-name="T9">Ar1: 29 (2).</text:span></text:p>
      <text:p text:style-name="P20"/>
      <text:p text:style-name="P14"><text:span text:style-name="T22">15–22</text:span><text:span text:style-name="T9">. There is a good deal of variation in the order of these lines and in the personal names of the officials that are mentioned (on the names and the variants in lines 15 and 19 see p. </text:span><text:span text:style-name="T78">000</text:span><text:span text:style-name="T9"> above). In view of this, the somewhat arbitrary order accepted here reflects source X4/5, the only one that preserves the whole sequence. X2 begins without an official, at l. 18. The distribution and order in each manuscript can be reconstructed as follows:</text:span></text:p>
      <text:p text:style-name="P20"/>
      <text:p text:style-name="P19">N2<text:tab/>N3<text:tab/>Ki1<text:tab/>X1<text:tab/>X2<text:tab/>X4/5</text:p>
      <text:p text:style-name="P20"><text:soft-page-break/>*<text:tab/>o<text:tab/>15<text:tab/>19<text:tab/>18<text:tab/>15</text:p>
      <text:p text:style-name="P20">16<text:tab/>o<text:tab/>18<text:tab/>16<text:tab/>19<text:tab/>16</text:p>
      <text:p text:style-name="P20">15<text:tab/>o<text:tab/>17<text:tab/>17<text:tab/>20<text:tab/>17</text:p>
      <text:p text:style-name="P20">18<text:tab/>o<text:tab/>22<text:tab/>18<text:tab/>o<text:tab/>18</text:p>
      <text:p text:style-name="P20">17<text:tab/>o<text:tab/>19<text:tab/>21<text:tab/>o<text:tab/>19</text:p>
      <text:p text:style-name="P20">22<text:tab/>o<text:tab/>20<text:tab/>22<text:tab/>o<text:tab/>20</text:p>
      <text:p text:style-name="P20">19<text:tab/>o<text:tab/>21<text:tab/>15<text:tab/>o<text:tab/>21</text:p>
      <text:p text:style-name="P14"><text:span text:style-name="T9">20 <text:tab/>21<text:tab/>16<text:tab/>20<text:tab/>o<text:tab/>22</text:span></text:p>
      <text:p text:style-name="P20"/>
      <text:p text:style-name="P14"><text:span text:style-name="T21">16</text:span><text:span text:style-name="T9">. The compound verb or, perhaps better, idiom </text:span><text:span text:style-name="T24">saÑ(…)gíd</text:span><text:span text:style-name="T9">, is otherwise attested, to my knowledge, only in the </text:span><text:span text:style-name="T18">Uruk Lament</text:span><text:span text:style-name="T9"> 1a: 3 </text:span><text:span text:style-name="T12">[…]</text:span><text:span text:style-name="T24">-ni saÑ a-na-aå ba-ab-≠gíd</text:span><text:span text:style-name="T25"></text:span><text:span text:style-name="T24"> [ùÑ saÑ Ñi</text:span><text:span text:style-name="T53">6</text:span><text:span text:style-name="T24">-ga] a-ba-a in-lu-lu-un</text:span><text:span text:style-name="T9">, which M. Green (</text:span><text:span text:style-name="T18">JAOS</text:span><text:span text:style-name="T9"> 104 [1984: 266) read </text:span><text:span text:style-name="T24">gíd</text:span><text:span text:style-name="T23"> as </text:span><text:span text:style-name="T24">su</text:span><text:span text:style-name="T53">13</text:span><text:span text:style-name="T9">, and translated the line as “Why was … expanded? Who was it who made [the black-headed people] become so numerous (anyway)?,” with reference to out line in her commentary (p. 278), rendering it as: “he expanded (the wall) 50 </text:span><text:span text:style-name="T85">˝</text:span><text:span text:style-name="T83">AR.UÅ</text:span><text:span text:style-name="T9"> but let it collapse in the middle.” It is doubtful if this verb has anything to do with </text:span><text:span text:style-name="T24">saÑ…gíd</text:span><text:span text:style-name="T10"> = </text:span><text:span text:style-name="T20">nekelmû</text:span><text:span text:style-name="T10">,</text:span><text:span text:style-name="T9"> “to be angry,” for which see F. Karahashi, </text:span><text:span text:style-name="T18">Sumerian Compound Verbs </text:span><text:span text:style-name="T9">137.</text:span></text:p>
      <text:p text:style-name="P20"/>
      <text:p text:style-name="P14"><text:span text:style-name="T21">21–</text:span><text:span text:style-name="T9">. After line 21 the two Nippur tablets have a line order that is different from all the other texts from Ki</text:span><text:span text:style-name="T13">å and elsewhere, and possibly even from N1</text:span><text:span text:style-name="T9">. They both seem to repeat line 14; </text:span><text:span text:style-name="T13">note that X1 omits 24–25. Ideally, the Nippur order should have been used for the reconstruction of the composite texts but the state of the manuscripts makes this impossible at present.</text:span></text:p>
      <text:p text:style-name="P23"/>
      <text:p text:style-name="P23">N2:</text:p>
      <text:p text:style-name="P17"><text:span text:style-name="T13">[u</text:span><text:span text:style-name="T49">4</text:span><text:span text:style-name="T13"> l</text:span><text:span text:style-name="T9">ú</text:span><text:span text:style-name="T13"> k</text:span><text:span text:style-name="T9">ú</text:span><text:span text:style-name="T13">]r im-ma-ku-nu [igi-bi]-≠åè ù-nu-ub-zu <text:tab/>= 23</text:span></text:p>
      <text:p text:style-name="P17"><text:span text:style-name="T13">[nam </text:span><text:span text:style-name="T66">I</text:span><text:span text:style-name="T13">ta-ki-i]l-ì-lí-åu / [kù-Ñál </text:span><text:span text:style-name="T66">íd</text:span><text:span text:style-name="T13">abgal] ≠ù </text:span><text:span text:style-name="T66">íd</text:span><text:span text:style-name="T13">me-</text:span><text:span text:style-name="T66">d</text:span><text:span text:style-name="T13">en-líl <text:tab/>= 21</text:span></text:p>
      <text:p text:style-name="P17"><text:soft-page-break/><text:span text:style-name="T13">[? ] ≠usu-Ñu</text:span><text:span text:style-name="T49">10</text:span><text:span text:style-name="T13"> i-im-til <text:tab/>= 24</text:span></text:p>
      <text:p text:style-name="P17"><text:span text:style-name="T13">[bàd nu-mu-un-da-kal]-la-ge / [en-nu-(un) nu-mu]-≠da-ak-e <text:tab/>= 14</text:span></text:p>
      <text:p text:style-name="P17"><text:span text:style-name="T13">[ugnim-bi åà hur-saÑ]-≠Ñá</text:span><text:span text:style-name="T66">?</text:span><text:span text:style-name="T13"> íb-tuå <text:tab/>= 25</text:span></text:p>
      <text:p text:style-name="P17"><text:span text:style-name="T13">[.…]x mu-da-ti <text:tab/>= 33</text:span><text:span text:style-name="T65">?</text:span></text:p>
      <text:p text:style-name="P17"><text:span text:style-name="T13">[…]-gi</text:span><text:span text:style-name="T49">4</text:span><text:span text:style-name="T13">-gi</text:span><text:span text:style-name="T49">4 <text:tab/></text:span><text:span text:style-name="T9">= 29</text:span><text:span text:style-name="T65">?</text:span></text:p>
      <text:p text:style-name="P17"><text:span text:style-name="T9">[…]-x-≠dugud</text:span><text:span text:style-name="T65">?</text:span><text:span text:style-name="T9"> <text:tab/>= 31</text:span><text:span text:style-name="T65">?</text:span><text:span text:style-name="T9"> </text:span></text:p>
      <text:p text:style-name="P17"><text:span text:style-name="T9">[…]-≠me</text:span><text:span text:style-name="T65">?</text:span><text:span text:style-name="T9">-en</text:span><text:span text:style-name="T65">?</text:span><text:span text:style-name="T9"> <text:tab/>= 32</text:span><text:span text:style-name="T65">?</text:span></text:p>
      <text:p text:style-name="P17"><text:span text:style-name="T9">[…]-x</text:span></text:p>
      <text:p text:style-name="P24">rest of column broken</text:p>
      <text:p text:style-name="P22"/>
      <text:p text:style-name="P17"><text:span text:style-name="T9">N3 i’ 1’–7’:</text:span></text:p>
      <text:p text:style-name="P17"><text:span text:style-name="T9">≠</text:span><text:span text:style-name="T13">u</text:span><text:span text:style-name="T49">4</text:span><text:span text:style-name="T66">?</text:span><text:span text:style-name="T13"> [l</text:span><text:span text:style-name="T9">ú</text:span><text:span text:style-name="T13"> k</text:span><text:span text:style-name="T9">ú</text:span><text:span text:style-name="T13">r im-ma-ku-nu igi-bi-åè ù-nu-ub-zu] <text:tab/>= 23</text:span></text:p>
      <text:p text:style-name="P17"><text:span text:style-name="T13">nam </text:span><text:span text:style-name="T9">≠</text:span><text:span text:style-name="T66">I</text:span><text:span text:style-name="T13">ta</text:span><text:span text:style-name="T9"></text:span><text:span text:style-name="T13">-[ki-il-ì-lí-su] / kù-Ñál ≠</text:span><text:span text:style-name="T66">íd</text:span><text:span text:style-name="T13">[abgal ù </text:span><text:span text:style-name="T66">íd</text:span><text:span text:style-name="T13">me-</text:span><text:span text:style-name="T66">d</text:span><text:span text:style-name="T13">en-líl-lá] <text:tab/>= 21</text:span></text:p>
      <text:p text:style-name="P17"><text:span text:style-name="T15">lú kúr m[è-</text:span><text:span text:style-name="T15">åè usu-ni/</text:span><text:span text:style-name="T13">Ñu</text:span><text:span text:style-name="T49">10</text:span><text:span text:style-name="T13"> </text:span><text:span text:style-name="T15">im-til]</text:span><text:span text:style-name="T10"> <text:tab/>= 24</text:span></text:p>
      <text:p text:style-name="P17"><text:span text:style-name="T10">ug</text:span><text:span text:style-name="T9">[nim …]<text:tab/> =</text:span><text:span text:style-name="T65">?</text:span><text:span text:style-name="T9"> (25</text:span><text:span text:style-name="T65">?</text:span><text:span text:style-name="T9">)</text:span></text:p>
      <text:p text:style-name="P17"><text:span text:style-name="T13">bà[d nu-mu-un-da-kal-la-ge] </text:span><text:span text:style-name="T13"><text:tab/>= 14</text:span></text:p>
      <text:p text:style-name="P17"><text:span text:style-name="T10">ug</text:span><text:span text:style-name="T9">[nim-bi åà hur-saÑ-Ñá íb-tuå]<text:tab/> = (25</text:span><text:span text:style-name="T65">?</text:span><text:span text:style-name="T9">)</text:span></text:p>
      <text:p text:style-name="P24">rest of column broken</text:p>
      <text:p text:style-name="P20"/>
      <text:p text:style-name="P14"><text:span text:style-name="T22">22</text:span><text:span text:style-name="T9">. The interpretation of this line follows a suggestion by E. Robson.</text:span></text:p>
      <text:p text:style-name="P3"/>
      <text:p text:style-name="P1"><text:span text:style-name="T34">26–29</text:span><text:span text:style-name="T1">. These lines are clearly intrusive and were derived from the Åu-Sin correspondence, specifically from ÅaÅu1: 17; 27–30 (18) and ÅuÅa1: 31–33 (19). The result was somewhat untidy and resulted in some confusion among teachers or students. The Nippur sources, which already differed in lines 21–25, are broken at this point. The same process is evident in the answer to this letter, ÅP</text:span>u<text:span text:style-name="T1">1: 20–26 (14).</text:span></text:p>
      <text:p text:style-name="P3"/>
      <text:p text:style-name="P1"><text:soft-page-break/><text:span text:style-name="Page_20_Number"><text:span text:style-name="T35">27</text:span></text:span><text:span text:style-name="Page_20_Number"><text:span text:style-name="T1">. </text:span></text:span><text:span text:style-name="T1">Every manuscript has a different version of this line. The X4 includes people who are to “carry” the </text:span><text:span text:style-name="T68">Ñiå</text:span><text:span text:style-name="T31">dupsik</text:span><text:span text:style-name="T4"> </text:span><text:span text:style-name="T36">(see</text:span><text:span text:style-name="T1"> ÅaÅu1: 16; 30, letter 18). This can be taken literally, implying that they are to carry the “corvée basket,” or as an expression, probably calqued from Akkadian, that stands for “carrying our corvée labor,” i.e., OB </text:span><text:span text:style-name="T37">ilqam naåûm</text:span><text:span text:style-name="T1">. It is usually assumed that corvée labor, that is military and other work for the state or for a large organization in exchange for land, is not attested before the Old Babylonian period and that the Akkadian term </text:span><text:span text:style-name="T37">ilkum</text:span><text:span text:style-name="T1"> has no equivalent in Sumerian. It is now clear that corvée labor (</text:span><text:span text:style-name="T31">dupsik</text:span><text:span text:style-name="T1">, or “</text:span><text:span text:style-name="T4">dusu</text:span><text:span text:style-name="T1">”; on the reading see now M. Civil, </text:span><text:span text:style-name="T37">FS</text:span><text:span text:style-name="T1"> </text:span><text:span text:style-name="T37">Biggs</text:span><text:span text:style-name="T1"> 13) has an earlier history; for Ur III see M. Sigrist, </text:span><text:span text:style-name="T37">RA</text:span><text:span text:style-name="T1"> 73 (1979) 103, P. Michalowski, </text:span><text:span text:style-name="T37">JNES</text:span><text:span text:style-name="T1"> 45 (1986) 327, and now C. Wilcke, </text:span><text:span text:style-name="T37">Early Ancient Near Eastern Law</text:span><text:span text:style-name="T1"> 34 with earlier literature.</text:span></text:p>
      <text:p text:style-name="P8"><text:span text:style-name="Page_20_Number"><text:span text:style-name="T1">The number 7200 is not to be taken literally; it simply means “a very large contingent.” See, for example, the </text:span></text:span><text:span text:style-name="Page_20_Number"><text:span text:style-name="T37">Letter to the Generals</text:span></text:span><text:span text:style-name="Page_20_Number"><text:span text:style-name="T1"> (SEpM 11) 9–10</text:span></text:span><text:span text:style-name="Page_20_Number"><text:span text:style-name="T4">:</text:span></text:span><text:span text:style-name="Page_20_Number"><text:span text:style-name="T31"> tukum-bi </text:span></text:span><text:span text:style-name="Page_20_Number"><text:span text:style-name="T68">d</text:span></text:span><text:span text:style-name="Page_20_Number"><text:span text:style-name="T31">utu nu-um-ta-è åár-åár éren ugu-ba nu-ub-gub</text:span></text:span><text:span text:style-name="Page_20_Number"><text:span text:style-name="T1">, “if the sun does not come out, not even a very large contingent of workers will prevail against it.” The number occurs again, used in a similar manner, in ÅaÅu1: 29 (18)</text:span></text:span><text:span text:style-name="Page_20_Number"><text:span text:style-name="T38">:</text:span></text:span><text:span text:style-name="Page_20_Number"><text:span text:style-name="T4"> 7200 </text:span></text:span><text:span text:style-name="Page_20_Number"><text:span text:style-name="T31">éren mu-e-åi-in-gi</text:span></text:span><text:span text:style-name="Page_20_Number"><text:span text:style-name="T56">4</text:span></text:span><text:span text:style-name="Page_20_Number"><text:span text:style-name="T36">,</text:span></text:span><text:span text:style-name="Page_20_Number"><text:span text:style-name="T4"> </text:span></text:span><text:span text:style-name="Page_20_Number"><text:span text:style-name="T36">and in IåIb1: </text:span></text:span><text:span text:style-name="T36">8 (21)</text:span><text:span text:style-name="T4"> 72,000</text:span><text:span text:style-name="T31"> åe gur åe dù-a-bi åà ì-si-in</text:span><text:span text:style-name="T68">ki</text:span><text:span text:style-name="T31">-na-åè ba-an-ku</text:span><text:span text:style-name="T56">4</text:span><text:span text:style-name="T31">-re-en</text:span><text:span text:style-name="T1">. </text:span></text:p>
      <text:p text:style-name="P1"><text:span text:style-name="Page_20_Number"><text:span text:style-name="T1"/></text:span></text:p>
      <text:p text:style-name="P1"><text:span text:style-name="T35">28</text:span><text:span text:style-name="T1">. The place name </text:span><text:span text:style-name="T31">su-da-lu-nu-tum</text:span><text:span text:style-name="T68">ki</text:span><text:span text:style-name="T1"> (with variants) is otherwise unattested and seems improbable; this is undoubtedly a garbled place name that resulted from a transmission error derived from the intrusive </text:span><text:span text:style-name="T4">*</text:span><text:span text:style-name="T31">lú-∂nanna énsi zi-mu-dar</text:span><text:span text:style-name="T68">ki</text:span><text:span text:style-name="T31">-ra</text:span><text:span text:style-name="T1">. It is also possible that at some point the in the chain of transmission confusion arose under the influence of the Ur III writing LÚ.SU for </text:span>Š<text:span text:style-name="T1">imaåki.</text:span></text:p>
      <text:p text:style-name="P3"/>
      <text:p text:style-name="P14"><text:span text:style-name="T22">30</text:span><text:span text:style-name="T9">. I have taken </text:span><text:span text:style-name="T24">dím-ma dab</text:span><text:span text:style-name="T53">5</text:span><text:span text:style-name="T48"> </text:span><text:span text:style-name="T9">as a calque of the Akkadian </text:span><text:span text:style-name="T19">øË</text:span><text:span text:style-name="T18">ma œabãtu</text:span><text:span text:style-name="T9">, “to be resolved, make up one’s mind.” The line has many variants. Note the third person markers in Ki1 and X4, where the idiom may have been misunderstood; translate perhaps: “his (the enemy’s) mind was made up and he changed his location.” </text:span></text:p>
      <text:p text:style-name="P20"><text:soft-page-break/></text:p>
      <text:p text:style-name="P14"><text:span text:style-name="T21">31</text:span><text:span text:style-name="T9">. The idiomatic nature of this line presented difficulties for ancient students, as documented by the high level of variation in the manuscripts. </text:span></text:p>
      <text:p text:style-name="P20"/>
      <text:p text:style-name="P14"><text:span text:style-name="T21">32a</text:span><text:span text:style-name="T9">. Although this edition for he most part follows the Nippur text, it seems likely that this unusual line is an interpolation. The restoration of the first signs, as well as the translation, is somewhat speculative.</text:span></text:p>
      <text:p text:style-name="P20"/>
      <text:p text:style-name="P14"><text:span text:style-name="T22">33</text:span><text:span text:style-name="T9">. There are a number of possible interpretations of the verb in this line. Rather than interpreting the </text:span><text:span text:style-name="T12">na-</text:span><text:span text:style-name="T9"> prefix assertively,</text:span><text:span text:style-name="Footnote_20_Symbol"><text:span text:style-name="T9"><text:note text:id="ftn8" text:note-class="footnote"><text:note-citation>8</text:note-citation><text:note-body><text:p text:style-name="Footnote"><text:span text:style-name="T1"><text:s/>Steve Tinney suggests that this might be a calque of an Akkadian promissory oath in the negative.</text:span></text:p></text:note-body></text:note></text:span></text:span><text:span text:style-name="T9"> one could take it negatively (“I may not be able to finish [the work]”) in concert with the parallel in </text:span><text:span text:style-name="T18">Letter to the Generals</text:span><text:span text:style-name="T9"> (SEpM 11): 12 </text:span><text:span text:style-name="T24">á ma-tur nu-mu-un-da-til-en</text:span><text:span text:style-name="T9">, “My work force is insufficient and I cannot finish (the task)” (for other possible translations see M. Civil, </text:span><text:span text:style-name="T19">Farmers Instructions</text:span><text:span text:style-name="T9"> 183–84). Previous editions all take the root to be </text:span><text:span text:style-name="T24">ug</text:span><text:span text:style-name="T53">7</text:span><text:span text:style-name="T9">; in that case the translations would be “may I not perish!,” but this is improbable. Note the clustering of variants; the non-Nippurean texts are all agreement and the Kish manuscript straddles both.</text:span></text:p>
      <text:p text:style-name="P26"><text:span text:style-name="T9">N1 has the unique fragmentary line 32a, which may perhaps have to be understood as “and has not my (previous) </text:span><text:span text:style-name="T19">letter</text:span><text:span text:style-name="T9"> been ignored?”</text:span></text:p>
      <text:p text:style-name="P19"/>
      <text:p text:style-name="P25">Sources</text:p>
      <text:p text:style-name="P20"/>
      <text:p text:style-name="P17"><text:span text:style-name="T9">N1 = HS 1438 (</text:span><text:span text:style-name="T18">TMH NF</text:span><text:span text:style-name="T9"> 4 42)<text:tab/> 1–14; 30–34</text:span></text:p>
      <text:p text:style-name="P17"><text:span text:style-name="T9">N2 = Ni. 9706 (</text:span><text:span text:style-name="T18">ISET</text:span><text:span text:style-name="T9"> 2 112) r. iv' 1’–23’<text:tab/> 10–23+</text:span></text:p>
      <text:p text:style-name="P17"><text:span text:style-name="T9">N3 = Ni. 9854 (</text:span><text:span text:style-name="T18">ISET</text:span><text:span text:style-name="T9"> 1 189 [131]) ii’ 1’–5’<text:tab/>21; 24–27+</text:span></text:p>
      <text:p text:style-name="P17"><text:span text:style-name="T9">N4 = N 3773 <text:tab/> 1-4; 29–34a</text:span></text:p>
      <text:p text:style-name="P17"><text:span text:style-name="T9">Ki1 = AO 10819 (</text:span><text:span text:style-name="T18">PRAK</text:span><text:span text:style-name="T9"> 2 D60)<text:tab/>1–34</text:span></text:p>
      <text:p text:style-name="P17"><text:soft-page-break/><text:span text:style-name="T9">X1 = A w/n iii 1’–20’<text:tab/> 13–34</text:span></text:p>
      <text:p text:style-name="P17"><text:span text:style-name="T9">X2 = BM 54894 rev. i 1’–11’<text:tab/>4–14; 18; 15; 20</text:span></text:p>
      <text:p text:style-name="P17"><text:span text:style-name="T9">X3 = Ni. 3083 (</text:span><text:span text:style-name="T18">ISET</text:span><text:span text:style-name="T9"> 2 115) i 1’–8’<text:tab/> 25–34</text:span></text:p>
      <text:p text:style-name="P17"><text:span text:style-name="T9">X4 = YBC 4606<text:tab/> 19–34</text:span></text:p>
      <text:p text:style-name="P17"><text:span text:style-name="T9">X5 = YBC 4654<text:tab/> 1–18</text:span></text:p>
      <text:p text:style-name="P20"/>
      <text:p text:style-name="P20">Tablet typology: compilation tablets (Type I): N2, N3, X1, X2, X3; all others type III.</text:p>
      <text:p text:style-name="P20"/>
      <text:p text:style-name="P14"><text:span text:style-name="T9">N1 collated by C. Wilcke,­ </text:span><text:span text:style-name="T18">Kollationen </text:span><text:span text:style-name="T9">73, by Steve Tinney, on print photographs provided by Manfred Krebernik, and on digital photographs provided by Jerrold Cooper. X5 and X4 constitute a pair, probably written on successive days by the same scribe. Ki1 has deteriorated since I first collated it.</text:span></text:p>
      <text:p text:style-name="P20"/>
      <text:p text:style-name="P14"><text:span text:style-name="T19">Bibliography</text:span><text:span text:style-name="T9">: Edition: C. Wilcke, </text:span><text:span text:style-name="T18">WO</text:span><text:span text:style-name="T9"> 5, 3–6. Translation: P. Michalowski, Royal Letters 78.</text:span></text:p>
      <text:p text:style-name="P20"/>
      <text:p text:style-name="P14"><text:span text:style-name="T9">Concordance of sigla used here (</text:span><text:span text:style-name="T19">CKU</text:span><text:span text:style-name="T9">) and in </text:span><text:span text:style-name="T19">RCU</text:span><text:span text:style-name="T22">:</text:span></text:p>
      <text:p text:style-name="P20"/>
      <text:section text:style-name="Sect1" text:name="Section1">
        <text:p text:style-name="P20">N1<text:tab/>A</text:p>
        <text:p text:style-name="P20">N2<text:tab/>C</text:p>
        <text:p text:style-name="P20">N4<text:tab/>G</text:p>
        <text:p text:style-name="P20">Ki1<text:tab/>B</text:p>
        <text:p text:style-name="P20">X1<text:tab/>H</text:p>
        <text:p text:style-name="P20">X4<text:tab/>F</text:p>
        <text:p text:style-name="P20">X5<text:tab/>E</text:p>
        <text:p text:style-name="P20"/>
        <text:p text:style-name="P20">A<text:tab/>N1</text:p>
        <text:p text:style-name="P20">B<text:tab/>Ki1</text:p>
        <text:p text:style-name="P20">C<text:tab/>N2</text:p>
        <text:p text:style-name="P20">E<text:tab/>X5</text:p>
        <text:p text:style-name="P20">F<text:tab/>X4</text:p>
        <text:p text:style-name="P20">G<text:tab/>N4</text:p>
        <text:p text:style-name="P20">H<text:tab/>X1</text:p>
        <text:p text:style-name="P20"/>
      </text:section>
      <text:section text:style-name="Sect2" text:name="Section2">
        <text:p text:style-name="P14"><text:span text:style-name="T84">Textual Matrices</text:span></text:p>
        <text:p text:style-name="P4"/>
        <text:p text:style-name="P1"><text:soft-page-break/><text:span text:style-name="T86">1. <text:s text:c="2"/></text:span><text:span text:style-name="T87">lugal-</text:span><text:span text:style-name="T80">ğ</text:span><text:span text:style-name="T87">u</text:span><text:span text:style-name="T58">10</text:span><text:span text:style-name="T87">-ra ù-na-a-dug</text:span><text:span text:style-name="T58">4</text:span></text:p>
        <text:p text:style-name="P1"><text:span text:style-name="T86">N1 <text:s text:c="2"/>o <text:s text:c="4"/>o <text:s text:c="2"/>. <text:s/>+ + <text:s/>+ <text:s text:c="2"/>.</text:span></text:p>
        <text:p text:style-name="P1"><text:span text:style-name="T86">N4 <text:s text:c="2"/>. <text:s text:c="4"/>. <text:s text:c="2"/>. <text:s/>+ . <text:s/>o <text:s text:c="2"/>o</text:span></text:p>
        <text:p text:style-name="P1"><text:span text:style-name="T86">Ki1 <text:s/>+ <text:s text:c="4"/>. <text:s text:c="2"/>o <text:s/>. + <text:s/>+ <text:s text:c="2"/>.</text:span></text:p>
        <text:p text:style-name="P1"><text:span text:style-name="T86">X5 <text:s text:c="2"/>+ <text:s text:c="4"/>+ <text:s text:c="2"/>+ <text:s/>. + <text:s/>+ <text:s text:c="2"/>.</text:span></text:p>
        <text:p text:style-name="P6"/>
        <text:p text:style-name="P1"><text:span text:style-name="T86">2. <text:s text:c="2"/></text:span><text:span text:style-name="T70">I</text:span><text:span text:style-name="T86">puzur</text:span><text:span text:style-name="T57">4</text:span><text:span text:style-name="T86">-</text:span><text:span text:style-name="T70"> d</text:span><text:span text:style-name="T86">šul-gi <text:s text:c="5"/>šakkana bàd-igi-hur-sa</text:span><text:span text:style-name="T79">ğ</text:span><text:span text:style-name="T86">-</text:span><text:span text:style-name="T79">ğ</text:span><text:span text:style-name="T86">á</text:span></text:p>
        <text:p text:style-name="P1"><text:span text:style-name="T86">N1 <text:s text:c="2"/>oo <text:s text:c="5"/>oo <text:s text:c="2"/>. <text:s text:c="6"/>+ <text:s text:c="6"/>o <text:s text:c="2"/>. <text:s text:c="2"/>+ <text:s text:c="2"/>+ <text:s text:c="2"/>+</text:span></text:p>
        <text:p text:style-name="P1"><text:span text:style-name="T86">N4 <text:s text:c="2"/>++ <text:s text:c="5"/></text:span><text:span text:style-name="T70">d</text:span><text:span text:style-name="T86">nu-m[uš­da] . <text:s text:c="6"/>+ <text:s text:c="2"/>+ <text:s text:c="2"/>o <text:s text:c="2"/>o <text:s text:c="2"/>o</text:span><text:span text:style-name="Footnote_20_Symbol"><text:span text:style-name="T86"><text:note text:id="ftn9" text:note-class="footnote"><text:note-citation>9</text:note-citation><text:note-body><text:p text:style-name="Footnote"><text:span text:style-name="T28">N4: ≠</text:span><text:span text:style-name="T29">åakkana</text:span><text:span text:style-name="T30"></text:span><text:span text:style-name="T29"> bàd-igi-[hur-sag-gá] / </text:span><text:span text:style-name="T69">I</text:span><text:span text:style-name="T29">puzur</text:span><text:span text:style-name="T55">4</text:span><text:span text:style-name="T29">-</text:span><text:span text:style-name="T69"> d</text:span><text:span text:style-name="T29">nu-mu[</text:span><text:span text:style-name="T32">å</text:span><text:span text:style-name="T29">-da].</text:span></text:p></text:note-body></text:note></text:span></text:span></text:p>
        <text:p text:style-name="P1"><text:span text:style-name="T86">Ki1 <text:s/>-. <text:s text:c="5"/></text:span><text:span text:style-name="T70">d</text:span><text:span text:style-name="T86">amar.utu <text:s text:c="3"/>. <text:s text:c="6"/>+ <text:s text:c="2"/>+ <text:s text:c="2"/>+ <text:s text:c="2"/>. <text:s text:c="2"/>. <text:s/></text:span><text:span text:style-name="T2">≠</text:span><text:span text:style-name="T86">ke</text:span><text:span text:style-name="T57">4</text:span><text:span text:style-name="T70">?</text:span><text:span text:style-name="T88"> </text:span><text:span text:style-name="T39"></text:span></text:p>
        <text:p text:style-name="P1"><text:span text:style-name="T86">X5 <text:s text:c="2"/>-+ <text:s text:c="5"/>.. <text:s text:c="2"/>. <text:s text:c="6"/>. <text:s text:c="6"/>+ <text:s text:c="2"/>+ <text:s text:c="2"/>+ <text:s text:c="2"/>+ <text:s text:c="2"/>.</text:span></text:p>
        <text:p text:style-name="P6"/>
        <text:p text:style-name="P1"><text:span text:style-name="T86">3. <text:s text:c="2"/></text:span><text:span text:style-name="T87">árad-zu na-ab-bé-a</text:span></text:p>
        <text:p text:style-name="P1"><text:span text:style-name="T86">N1 <text:s text:c="2"/>o <text:s text:c="4"/>o o <text:s/>. <text:s/>+ <text:s/>+</text:span></text:p>
        <text:p text:style-name="P1"><text:span text:style-name="T86">N4 <text:s text:c="2"/>+ <text:s text:c="4"/>+ + <text:s/>. <text:s/>o <text:s/>o</text:span></text:p>
        <text:p text:style-name="P1"><text:span text:style-name="T86">Ki1 <text:s/>+ <text:s text:c="4"/>+ + <text:s/>. <text:s/>. <text:s/>+</text:span></text:p>
        <text:p text:style-name="P1"><text:span text:style-name="T86">X5 <text:s text:c="2"/>. <text:s text:c="4"/>. + <text:s/>+ <text:s/>- <text:s/>+</text:span></text:p>
        <text:p text:style-name="P6"/>
        <text:p text:style-name="P11"/>
        <text:p text:style-name="P11"/>
        <text:p text:style-name="P11"/>
        <text:p text:style-name="P11"/>
        <text:p text:style-name="P11"/>
        <text:p text:style-name="P11"/>
        <text:p text:style-name="P10"><text:span text:style-name="T88">4. <text:s text:c="2"/>lugal-</text:span><text:span text:style-name="T79">ğ</text:span><text:span text:style-name="T88">u</text:span><text:span text:style-name="T59">10 </text:span><text:span text:style-name="T88">kù-babbar</text:span><text:span text:style-name="T59"> </text:span><text:span text:style-name="T88">kù-sig</text:span><text:span text:style-name="T59">17 <text:s/></text:span><text:span text:style-name="T88">di</text:span><text:span text:style-name="T79">ğ</text:span><text:span text:style-name="T88">ir-re-e-ne-ka <text:s text:c="2"/>­in-ne-en-dím-dím-ma</text:span></text:p>
        <text:p text:style-name="P10"><text:span text:style-name="T88">N1 <text:s text:c="2"/>[ <text:s text:c="10"/>] sig</text:span><text:span text:style-name="T59">17</text:span><text:span text:style-name="T88"> </text:span><text:span text:style-name="T71">na4</text:span><text:span text:style-name="T88">za-gìn di</text:span><text:span text:style-name="T79">ğ</text:span><text:span text:style-name="T88">ir-re-e-</text:span><text:span text:style-name="T2">≠</text:span><text:span text:style-name="T88">ne</text:span><text:span text:style-name="T39"></text:span><text:span text:style-name="T88">-ka [in]-</text:span><text:span text:style-name="T2">≠</text:span><text:span text:style-name="T88">ne</text:span><text:span text:style-name="T39"></text:span><text:span text:style-name="T88">-en-</text:span><text:span text:style-name="T2">≠</text:span><text:span text:style-name="T88">dím</text:span><text:span text:style-name="T39"></text:span><text:span text:style-name="T88">-dím-</text:span><text:span text:style-name="T2">≠</text:span><text:span text:style-name="T88">ma</text:span><text:span text:style-name="T39"></text:span></text:p>
        <text:p text:style-name="P10"><text:span text:style-name="T88">N4 <text:s text:c="2"/></text:span><text:span text:style-name="T2">≠</text:span><text:span text:style-name="T88">lugal</text:span><text:span text:style-name="T39"></text:span><text:span text:style-name="T88">-</text:span><text:span text:style-name="T79">ğ</text:span><text:span text:style-name="T88">u</text:span><text:span text:style-name="T59">10</text:span><text:span text:style-name="T88"> </text:span><text:span text:style-name="T2">≠</text:span><text:span text:style-name="T88">kù-sig</text:span><text:span text:style-name="T59">17</text:span><text:span text:style-name="T39"></text:span><text:span text:style-name="T88"> [ <text:s text:c="43"/>] <text:s/></text:span></text:p>
        <text:p text:style-name="P10"><text:span text:style-name="T88">Ki1 <text:s/>lugal-</text:span><text:span text:style-name="T79">ğ</text:span><text:span text:style-name="T88">u</text:span><text:span text:style-name="T59">10</text:span><text:span text:style-name="T88"> <text:s/>kù-sig</text:span><text:span text:style-name="T59">17</text:span><text:span text:style-name="T88"> kù-babbar <text:s text:c="3"/></text:span><text:span text:style-name="T2">≠</text:span><text:span text:style-name="T88">di</text:span><text:span text:style-name="T79">ğ</text:span><text:span text:style-name="T88">ir</text:span><text:span text:style-name="T39"></text:span><text:span text:style-name="T88"> gal-gal <text:s text:c="2"/>in-ne-</text:span><text:span text:style-name="T2">≠</text:span><text:span text:style-name="T88">dím-dím-ma</text:span><text:span text:style-name="T39"></text:span></text:p>
        <text:p text:style-name="P10"><text:span text:style-name="T88">X2 <text:s text:c="2"/></text:span><text:span text:style-name="T2">≠</text:span><text:span text:style-name="T88">lugal-</text:span><text:span text:style-name="T79">ğ</text:span><text:span text:style-name="T88">u</text:span><text:span text:style-name="T59">10</text:span><text:span text:style-name="T39"></text:span><text:span text:style-name="T88"> kù-babbar kù-</text:span><text:span text:style-name="T2">≠</text:span><text:span text:style-name="T88">sig</text:span><text:span text:style-name="T59">17</text:span><text:span text:style-name="T39"></text:span><text:span text:style-name="T88"> <text:s text:c="2"/>d[i</text:span><text:span text:style-name="T79">ğ</text:span><text:span text:style-name="T88">ir <text:s text:c="15"/>]-dím-dím-ma:</text:span></text:p>
        <text:p text:style-name="P10"><text:span text:style-name="T88">X5 <text:s text:c="2"/>lugal-</text:span><text:span text:style-name="T79">ğ</text:span><text:span text:style-name="T88">u</text:span><text:span text:style-name="T59">10</text:span><text:span text:style-name="T88"> <text:s/></text:span><text:span text:style-name="T2">≠</text:span><text:span text:style-name="T88">kù-babbar &lt;kù&gt;-sig</text:span><text:span text:style-name="T59">17</text:span><text:span text:style-name="T39"></text:span><text:span text:style-name="T88"> di</text:span><text:span text:style-name="T79">ğ</text:span><text:span text:style-name="T88">ir-</text:span><text:span text:style-name="T2">≠</text:span><text:span text:style-name="T88">re</text:span><text:span text:style-name="T39"></text:span><text:span text:style-name="T88">-e-ne <text:s text:c="3"/>in-dím-d[ím <text:s text:c="4"/>]</text:span><text:span text:style-name="T86"> <text:s/></text:span></text:p>
        <text:p text:style-name="P6"><text:soft-page-break/></text:p>
        <text:p text:style-name="P1"><text:span text:style-name="T86">5. <text:s text:c="2"/></text:span><text:span text:style-name="T87">zi-ni-šè-</text:span><text:span text:style-name="T86">à</text:span><text:span text:style-name="T87">m in-nu-ù</text:span></text:p>
        <text:p text:style-name="P1"><text:span text:style-name="T86">N1 <text:s text:c="2"/>. <text:s/>o <text:s/>. <text:s/></text:span><text:span text:style-name="T87">+ <text:s/>. <text:s/>+ <text:s/>.</text:span></text:p>
        <text:p text:style-name="P1"><text:span text:style-name="T87">Ki1 <text:s/>+ <text:s/>+ <text:s/>+ <text:s/>+ <text:s/>. <text:s/>. <text:s/>.</text:span></text:p>
        <text:p text:style-name="P7">X2 <text:s text:c="2"/>+ <text:s/>o <text:s/>o <text:s/>o <text:s/>o <text:s/>o <text:s/>o</text:p>
        <text:p text:style-name="P1"><text:span text:style-name="T87">X5 <text:s text:c="2"/>+ <text:s/>+ <text:s/>+ <text:s/>. <text:s/>+ <text:s/>+ <text:s/>.</text:span></text:p>
        <text:p text:style-name="P7"/>
        <text:p text:style-name="P1"><text:span text:style-name="T87">6. <text:s text:c="2"/>lugal-</text:span><text:span text:style-name="T80">ğ</text:span><text:span text:style-name="T87">u</text:span><text:span text:style-name="T58">10</text:span><text:span text:style-name="T87"> zi ugnim ù kalam-ma-ni-šè</text:span></text:p>
        <text:p text:style-name="P1"><text:span text:style-name="T87">N1 <text:s text:c="2"/>. <text:s text:c="4"/></text:span><text:span text:style-name="T87">+</text:span><text:span text:style-name="T89">silim-ma </text:span><text:span text:style-name="T87">. <text:s text:c="2"/>. <text:s/>. <text:s text:c="4"/></text:span><text:span text:style-name="T86">+ <text:s/>na + :</text:span></text:p>
        <text:p text:style-name="P1"><text:span text:style-name="T86">Ki1 <text:s/>. <text:s text:c="4"/>+ <text:s text:c="2"/>+ <text:s text:c="3"/>+ <text:s text:c="2"/>+ <text:s/>+ <text:s text:c="4"/>+ <text:s/>. <text:s/>.</text:span></text:p>
        <text:p text:style-name="P1"><text:span text:style-name="T86">X2 <text:s text:c="2"/>+ <text:s text:c="4"/>+ <text:s text:c="2"/>+ <text:s text:c="3"/>. <text:s text:c="2"/>o <text:s/>o <text:s text:c="4"/>o <text:s/>o <text:s/>o</text:span></text:p>
        <text:p text:style-name="P1"><text:span text:style-name="T86">X5 <text:s text:c="2"/>+ <text:s text:c="4"/>+ <text:s text:c="2"/>. <text:s text:c="3"/>+ <text:s text:c="2"/>+ <text:s/>+ <text:s text:c="4"/>+ <text:s/>+ <text:s/>+ </text:span></text:p>
        <text:p text:style-name="P6"/>
        <text:p text:style-name="P1"><text:span text:style-name="T86">7. <text:s text:c="2"/>bàd gal igi-hur-sa</text:span><text:span text:style-name="T79">ğ</text:span><text:span text:style-name="T86">-</text:span><text:span text:style-name="T79">ğ</text:span><text:span text:style-name="T86">á mu lú kúr hul-</text:span><text:span text:style-name="T79">ğ</text:span><text:span text:style-name="T86">ál</text:span></text:p>
        <text:p text:style-name="P1"><text:span text:style-name="T86">N1 <text:s text:c="2"/>+ <text:s text:c="2"/>. <text:s text:c="2"/>. <text:s text:c="2"/>+ <text:s text:c="2"/>+ <text:s text:c="2"/>+/ . <text:s/>+ <text:s/>+ <text:s text:c="2"/>. <text:s text:c="2"/>. <text:s text:c="2"/>šè :</text:span></text:p>
        <text:p text:style-name="P1"><text:span text:style-name="T86">Ki1 <text:s/>+ <text:s text:c="2"/>+ <text:s text:c="2"/>+ <text:s text:c="2"/>. <text:s text:c="2"/>+ <text:s text:c="2"/>+ <text:s/>. <text:s/>. <text:s/>. <text:s text:c="2"/>. <text:s text:c="2"/>. <text:s text:c="2"/>-</text:span></text:p>
        <text:p text:style-name="P1"><text:span text:style-name="T86">X2 <text:s text:c="2"/>+ <text:s text:c="2"/>+ <text:s text:c="2"/>+ <text:s text:c="2"/>+ <text:s text:c="2"/>+ <text:s text:c="2"/>+ <text:s/>+ <text:s/>. <text:s/>o <text:s text:c="2"/>o <text:s text:c="2"/>o <text:s text:c="2"/>o</text:span></text:p>
        <text:p text:style-name="P1"><text:span text:style-name="T86">X5 <text:s text:c="2"/>+ <text:s text:c="2"/>+ <text:s text:c="2"/>+ <text:s text:c="2"/>. <text:s text:c="2"/>. <text:s text:c="2"/>. <text:s/>. <text:s/>. <text:s/>. <text:s text:c="2"/>+ <text:s text:c="2"/>+ <text:s text:c="2"/>- :</text:span></text:p>
        <text:p text:style-name="P6"/>
        <text:p text:style-name="P1"><text:span text:style-name="T86">8. <text:s text:c="2"/></text:span><text:span text:style-name="T87">un kalam-ma-ni-</text:span><text:span text:style-name="T86">š</text:span><text:span text:style-name="T87">è <text:s/>mu-un-dù</text:span></text:p>
        <text:p text:style-name="P1"><text:span text:style-name="T86">N1 <text:s text:c="2"/>- <text:s text:c="2"/>- <text:s text:c="3"/>- <text:s/>- <text:s/>- <text:s text:c="2"/>+ <text:s/>+ <text:s text:c="2"/>+</text:span></text:p>
        <text:p text:style-name="P1"><text:span text:style-name="T86">Ki1 <text:s/>+ <text:s text:c="2"/>+ <text:s text:c="3"/>. <text:s/>. <text:s/>. <text:s text:c="2"/>+ <text:s/>+ <text:s text:c="2"/>. </text:span><text:span text:style-name="T2">≠</text:span><text:span text:style-name="T86">a</text:span><text:span text:style-name="T39"></text:span></text:p>
        <text:p text:style-name="P6">X2 <text:s text:c="2"/>Probably on same line as 7</text:p>
        <text:p text:style-name="P1"><text:span text:style-name="T87">X5 <text:s text:c="2"/>- <text:s text:c="2"/>+ <text:s text:c="3"/>+ <text:s/>+ <text:s/>. <text:s text:c="2"/></text:span><text:span text:style-name="T87">. <text:s/>+ <text:s text:c="2"/>+</text:span></text:p>
        <text:p text:style-name="P7"/>
        <text:p text:style-name="P1"><text:span text:style-name="T87">9. <text:s text:c="6"/></text:span><text:span text:style-name="T87"><text:s text:c="4"/>ugnim <text:s text:c="10"/>im-ma-zi</text:span></text:p>
        <text:p text:style-name="P1"><text:span text:style-name="T87">N1 <text:s text:c="10"/>. <text:s text:c="4"/>lú kúr-ra + <text:s/>+ <text:s text:c="2"/>+</text:span></text:p>
        <text:p text:style-name="P1"><text:span text:style-name="T87">Ki1 <text:s text:c="9"/>. <text:s text:c="14"/>+ <text:s/>. <text:s text:c="2"/>+ zi</text:span></text:p>
        <text:p text:style-name="P1"><text:span text:style-name="T87">X2 <text:s text:c="10"/>+ <text:s text:c="14"/>+ <text:s/>+ <text:s text:c="2"/>o <text:s text:c="2"/></text:span></text:p>
        <text:p text:style-name="P1"><text:span text:style-name="T87">X5 <text:s text:c="2"/>ì-ne-éš . <text:s text:c="14"/>. <text:s/>+an + </text:span></text:p>
        <text:p text:style-name="P7"/>
        <text:p text:style-name="P1"><text:soft-page-break/><text:span text:style-name="T87">10. <text:s/>diš-àm lú igi-</text:span><text:span text:style-name="T80">ğ</text:span><text:span text:style-name="T87">á záh-bi i-im-túm-ma </text:span></text:p>
        <text:p text:style-name="P1"><text:span text:style-name="T87">N1 <text:s text:c="2"/>. <text:s text:c="2"/>. <text:s/>+ <text:s/>+ <text:s text:c="2"/>+ <text:s text:c="2"/>+ </text:span><text:span text:style-name="T87"><text:s/>+ <text:s/>+ + <text:s text:c="2"/>+ <text:s text:c="2"/>+ :</text:span></text:p>
        <text:p text:style-name="P1"><text:span text:style-name="T87">N2 <text:s text:c="2"/>o <text:s text:c="2"/>o <text:s/>o <text:s/>o <text:s text:c="2"/>o <text:s text:c="2"/>o <text:s/>o <text:s/>o o <text:s text:c="2"/></text:span><text:span text:style-name="T86">. <text:s text:c="2"/>.</text:span></text:p>
        <text:p text:style-name="P1"><text:span text:style-name="T86">Ki1 <text:s/>. <text:s text:c="2"/>. <text:s/>. <text:s/>. <text:s text:c="2"/>. <text:s text:c="2"/>+ <text:s/>+ <text:s/>- + <text:s text:c="2"/>. <text:s text:c="2"/>+ :</text:span></text:p>
        <text:p text:style-name="P1"><text:span text:style-name="T87">X2 <text:s text:c="2"/>+ <text:s text:c="2"/>+ <text:s/></text:span><text:span text:style-name="T87">. <text:s/>+ <text:s text:c="2"/>+ <text:s text:c="2"/>+ <text:s/>. <text:s/>o o <text:s text:c="2"/>o <text:s text:c="2"/>o </text:span></text:p>
        <text:p text:style-name="P1"><text:span text:style-name="T87">X5 <text:s text:c="2"/>xx</text:span><text:span text:style-name="Footnote_20_Symbol"><text:span text:style-name="T86"><text:note text:id="ftn10" text:note-class="footnote"><text:note-citation>10</text:note-citation><text:note-body><text:p text:style-name="Footnote"><text:s/>Looks like <text:span text:style-name="T32">≠diå zal</text:span><text:span text:style-name="T33"></text:span><text:span text:style-name="T26">.</text:span></text:p></text:note-body></text:note></text:span></text:span><text:span text:style-name="T87"> + <text:s/>+ <text:s/>. <text:s text:c="2"/>+ <text:s text:c="2"/>. <text:s/>. <text:s/>+ <text:s/>+ <text:s/>+ <text:s text:c="2"/>+ </text:span></text:p>
        <text:p text:style-name="P7">`</text:p>
        <text:p text:style-name="P1"><text:span text:style-name="T87">11. <text:s/>dib-dib-bé inim ma-an-dug</text:span><text:span text:style-name="T58">4</text:span><text:span text:style-name="T87">-ma igi-šè ba-gin</text:span></text:p>
        <text:p text:style-name="P1"><text:span text:style-name="T87">N1 <text:s text:c="2"/>+ <text:s text:c="2"/>+ <text:s text:c="2"/>+ <text:s/>+ <text:s text:c="3"/>+ <text:s/>+ <text:s text:c="2"/>+ <text:s text:c="2"/>+ <text:s/>+ <text:s text:c="2"/></text:span><text:span text:style-name="T86">- <text:s/>. <text:s/>+</text:span></text:p>
        <text:p text:style-name="P1"><text:span text:style-name="T86">N2 <text:s text:c="2"/>o <text:s text:c="2"/>o <text:s text:c="2"/>. <text:s/>. <text:s text:c="3"/>. <text:s/>. <text:s text:c="2"/>. <text:s text:c="2"/>. <text:s/>+ <text:s text:c="2"/>. <text:s/></text:span><text:span text:style-name="T2">≠</text:span><text:span text:style-name="T86">ba-an-gin</text:span><text:span text:style-name="T1"></text:span></text:p>
        <text:p text:style-name="P1"><text:span text:style-name="T86">Ki1 <text:s/>+ <text:s text:c="2"/>+ <text:s text:c="2"/>+ /+ <text:s text:c="3"/>+ <text:s/>+ <text:s text:c="2"/>+ <text:s text:c="2"/>o DU igi-</text:span><text:span text:style-name="T2">≠</text:span><text:span text:style-name="T86">šè</text:span><text:span text:style-name="T70">?</text:span><text:span text:style-name="T1"></text:span><text:span text:style-name="T86"> ba-gin</text:span></text:p>
        <text:p text:style-name="P6">X2 <text:s text:c="2"/>+ <text:s text:c="2"/>+ <text:s text:c="2"/>+ <text:s/>+ <text:s text:c="3"/>+ <text:s/>+ <text:s text:c="2"/>. <text:s text:c="2"/>o <text:s/>o <text:s text:c="2"/>o <text:s/>o <text:s/>o</text:p>
        <text:p text:style-name="P1"><text:span text:style-name="T86">X5 <text:s text:c="2"/>. <text:s text:c="2"/>. <text:s text:c="2"/>. <text:s/>. <text:s text:c="3"/>. <text:s/>+ <text:s text:c="2"/>. <text:s text:c="2"/>. <text:s/>- <text:s text:c="2"/>- <text:s/>+ <text:s/>+</text:span></text:p>
        <text:p text:style-name="P6"/>
        <text:p text:style-name="P1"><text:span text:style-name="T86">12. <text:s/></text:span><text:span text:style-name="T79">ğ</text:span><text:span text:style-name="T86">iškim lú kúr-ra </text:span><text:span text:style-name="T79">ğ</text:span><text:span text:style-name="T86">á-e ì-zu</text:span></text:p>
        <text:p text:style-name="P1"><text:span text:style-name="T86">N1 <text:s text:c="2"/>. <text:s text:c="5"/>+ <text:s/>+ <text:s text:c="2"/>+ <text:s/>+ <text:s/>a + <text:s/>.</text:span></text:p>
        <text:p text:style-name="P1"><text:span text:style-name="T86">N2 <text:s text:c="2"/>+ <text:s text:c="5"/>+ <text:s/>+ <text:s text:c="2"/>+ <text:s/>+ <text:s/>+ + <text:s/>.</text:span></text:p>
        <text:p text:style-name="P1"><text:span text:style-name="T86">Ki1 <text:s/>+ <text:s text:c="5"/>+ <text:s/>+ <text:s text:c="2"/>. <text:s/>+ <text:s/>+ + <text:s/>+</text:span></text:p>
        <text:p text:style-name="P1"><text:span text:style-name="T86">X2 <text:s text:c="2"/>+ <text:s text:c="5"/>+ <text:s/>+ <text:s text:c="2"/>+ <text:s/>+ <text:s/>. o <text:s/>o</text:span></text:p>
        <text:p text:style-name="P1"><text:span text:style-name="T86">X5 <text:s text:c="2"/>. <text:s text:c="5"/>. <text:s/>. <text:s text:c="2"/>+ <text:s/>. <text:s/>. + <text:s/>. </text:span></text:p>
        <text:p text:style-name="P6"/>
        <text:p text:style-name="P1"><text:span text:style-name="T86">13. <text:s/></text:span><text:span text:style-name="T87">lú kúr im-ma-til usu-</text:span><text:span text:style-name="T80">ğ</text:span><text:span text:style-name="T87">u</text:span><text:span text:style-name="T58">10</text:span><text:span text:style-name="T87"> ì-tur</text:span></text:p>
        <text:p text:style-name="P1"><text:span text:style-name="T87">N1 <text:s text:c="2"/>. <text:s/>. <text:s text:c="2"/>. <text:s/>. <text:s/>. <text:s text:c="2"/></text:span><text:span text:style-name="T87">+ <text:s text:c="2"/>+ <text:s text:c="2"/>+ <text:s text:c="2"/>. <text:s text:c="3"/></text:span></text:p>
        <text:p text:style-name="P1"><text:span text:style-name="T87">N2 <text:s text:c="2"/>+ <text:s/>+ <text:s text:c="2"/>+ <text:s/>+ <text:s/>. <text:s text:c="2"/>. <text:s text:c="2"/>. <text:s text:c="2"/>+ <text:s text:c="2"/>+</text:span></text:p>
        <text:p text:style-name="P1"><text:span text:style-name="T87">Ki1 <text:s/>lú kúr mè-</text:span><text:span text:style-name="T87">šè usu-ni im-til</text:span></text:p>
        <text:p text:style-name="P1"><text:span text:style-name="T87">X1 <text:s text:c="2"/>. <text:s/>. <text:s text:c="2"/></text:span><text:span text:style-name="T87">. <text:s/>o <text:s/>o <text:s text:c="2"/>o <text:s text:c="2"/>o <text:s text:c="2"/>o <text:s text:c="2"/>o</text:span></text:p>
        <text:p text:style-name="P1"><text:span text:style-name="T87">X2 <text:s text:c="2"/>Omits or on same lin</text:span><text:span text:style-name="T86">e as 12.</text:span></text:p>
        <text:p text:style-name="P1"><text:span text:style-name="T86">X5 <text:s text:c="2"/>o <text:s/>o <text:s text:c="2"/>o <text:s/>o <text:s/>. <text:s text:c="2"/>. <text:s text:c="2"/>+ <text:s text:c="2"/>al <text:s/>+</text:span></text:p>
        <text:p text:style-name="P6"/>
        <text:p text:style-name="P1"><text:span text:style-name="T86">14. <text:s/></text:span><text:span text:style-name="T87">bàd nu-mu-un-da-kal-la-ge en-nu-ù</text:span><text:span text:style-name="T80">ğ</text:span><text:span text:style-name="T87"> nu-mu-da-ak-e</text:span></text:p>
        <text:p text:style-name="P7"><text:soft-page-break/>N1 <text:s text:c="2"/>o <text:s text:c="2"/>o <text:s/>o <text:s/>o <text:s/>o <text:s/>. <text:s text:c="2"/>. <text:s/>o <text:s/>o <text:s/>o <text:s/>o <text:s/>o <text:s/>o <text:s/>o <text:s/>o <text:s/>o</text:p>
        <text:p text:style-name="P1"><text:span text:style-name="T86">N2 <text:s text:c="2"/>. <text:s text:c="2"/>+ <text:s/>+ <text:s/>+ <text:s/>. <text:s/>. <text:s text:c="2"/>. <text:s/>. <text:s/>+ <text:s/>+ <text:s/>- <text:s/>+ <text:s/>+ <text:s/>+ <text:s/>+ <text:s/>+</text:span></text:p>
        <text:p text:style-name="P1"><text:span text:style-name="T86">Ki1 <text:s/>+ <text:s text:c="2"/>+ <text:s/>+ <text:s/>. <text:s/>+ <text:s/>+ <text:s text:c="2"/>+ <text:s/></text:span><text:span text:style-name="T2">≠</text:span><text:span text:style-name="T86">ke</text:span><text:span text:style-name="T57">4</text:span><text:span text:style-name="T1"></text:span><text:span text:style-name="T86"> en</text:span><text:span text:style-name="T90">-</text:span><text:span text:style-name="T86">nu-ù</text:span><text:span text:style-name="T79">ğ</text:span><text:span text:style-name="T86">-da </text:span><text:span text:style-name="T79">ğ</text:span><text:span text:style-name="T86">á-</text:span><text:span text:style-name="T79">ğ</text:span><text:span text:style-name="T86">á</text:span></text:p>
        <text:p text:style-name="P1"><text:span text:style-name="T86">X1 <text:s text:c="2"/>. <text:s text:c="2"/>+ <text:s/>+ <text:s/>. <text:s/>. <text:s/>+ <text:s text:c="2"/>. <text:s/>o <text:s/>o <text:s/>o <text:s/>o <text:s/>o <text:s/>o <text:s/>o <text:s/>o <text:s/>o</text:span></text:p>
        <text:p text:style-name="P6">X2 <text:s text:c="2"/>+ <text:s text:c="2"/>+ <text:s/>+ <text:s/>+ <text:s/>+ <text:s/>+ <text:s text:c="2"/>- <text:s/>. <text:s/>o <text:s/>o <text:s/>o <text:s/>+ <text:s/>. <text:s/>o <text:s/>o <text:s/>o</text:p>
        <text:p text:style-name="P1"><text:span text:style-name="T86">X5 <text:s text:c="2"/>o <text:s text:c="2"/>o <text:s/>o <text:s/>o <text:s/>. <text:s/>+ <text:s text:c="2"/>+ <text:s/>+ <text:s/>+ <text:s/>+ <text:s/>. <text:s/>x <text:s/>o <text:s/>o </text:span><text:span text:style-name="T2">≠</text:span><text:span text:style-name="T79">ğ</text:span><text:span text:style-name="T86">á</text:span><text:span text:style-name="T1"></text:span><text:span text:style-name="T86">-</text:span><text:span text:style-name="T79">ğ</text:span><text:span text:style-name="T86">á</text:span></text:p>
        <text:p text:style-name="P30"/>
        <text:p text:style-name="P6">N2 additional line (?)</text:p>
        <text:p text:style-name="P6"/>
        <text:p text:style-name="P1"><text:span text:style-name="T86">15. <text:s/></text:span><text:span text:style-name="T87">nam </text:span><text:span text:style-name="T72">I</text:span><text:span text:style-name="T87">puzur</text:span><text:span text:style-name="T58">4</text:span><text:span text:style-name="T87">-</text:span><text:span text:style-name="T72">d</text:span><text:span text:style-name="T87">nu-muš-da énsi ul</text:span><text:span text:style-name="T58">4</text:span><text:span text:style-name="T87">-lum-TUR.RA</text:span><text:span text:style-name="T72">ki</text:span></text:p>
        <text:p text:style-name="P1"><text:span text:style-name="T86">N2 <text:s text:c="2"/>. <text:s text:c="2"/>++ <text:s text:c="4"/>++ <text:s/>+ <text:s text:c="2"/>+ <text:s/>+ <text:s text:c="3"/>+ <text:s/>+ <text:s text:c="3"/>+ <text:s/>- +</text:span></text:p>
        <text:p text:style-name="P1"><text:span text:style-name="T86">Ki1 <text:s/>+ <text:s text:c="2"/>+</text:span><text:span text:style-name="T2">≠</text:span><text:span text:style-name="T86">šu</text:span><text:span text:style-name="T1"></text:span><text:span text:style-name="T86"> </text:span><text:span text:style-name="T70">d</text:span><text:span text:style-name="T86">marduk <text:s text:c="5"/>. <text:s text:c="3"/>+ <text:s/>+ <text:s text:c="3"/>+ <text:s/>+ + </text:span></text:p>
        <text:p text:style-name="P1"><text:span text:style-name="T86">X1 <text:s text:c="2"/>. <text:s text:c="2"/>+šu <text:s text:c="3"/>- nu-nu <text:s text:c="3"/>+ <text:s text:c="3"/>+ <text:s/>+ <text:s text:c="3"/>+ <text:s/>+ +</text:span></text:p>
        <text:p text:style-name="P1"><text:span text:style-name="T86">X2 <text:s text:c="2"/>+ <text:s text:c="2"/>-šu <text:s text:c="3"/>++ <text:s/>+ <text:s text:c="2"/>. <text:s/>o <text:s text:c="3"/>o <text:s/>o <text:s text:c="3"/>o <text:s/>o o</text:span></text:p>
        <text:p text:style-name="P1"><text:span text:style-name="T86">X5 <text:s text:c="2"/>o <text:s text:c="3"/>o <text:s text:c="5"/>oo <text:s/>. <text:s/>+ <text:s/>+ <text:s text:c="3"/>+ <text:s/>+ <text:s text:c="3"/>+ <text:s/>. + </text:span></text:p>
        <text:p text:style-name="P6"/>
        <text:p text:style-name="P1"><text:span text:style-name="T86">16. <text:s/></text:span><text:span text:style-name="T87">ninnu nindan u</text:span><text:span text:style-name="T86">š</text:span><text:span text:style-name="T87"> sa</text:span><text:span text:style-name="T80">ğ</text:span><text:span text:style-name="T87"> <text:s/>ba-ab-gíd murub</text:span><text:span text:style-name="T58">4</text:span><text:span text:style-name="T87">-ba im-ma-an-ri</text:span></text:p>
        <text:p text:style-name="P1"><text:span text:style-name="T86">N2 <text:s text:c="2"/>x <text:s text:c="6"/>. <text:s text:c="3"/>. <text:s text:c="2"/>+ <text:s text:c="2"/>+ <text:s/>+ <text:s text:c="2"/>+ <text:s/>+ <text:s text:c="5"/>+ <text:s/>+ <text:s/>+ <text:s/>+ <text:s/>+ </text:span></text:p>
        <text:p text:style-name="P6">N3 <text:s text:c="2"/>omits or on same line as 21</text:p>
        <text:p text:style-name="P1"><text:span text:style-name="T86">Ki1 <text:s/>+ <text:s text:c="6"/>+ <text:s text:c="3"/>+ <text:s text:c="2"/>+ <text:s text:c="2"/>+ <text:s/>- <text:s text:c="2"/>+ <text:s/>+ <text:s text:c="5"/>+ <text:s/>+ <text:s/>da - <text:s/>+ </text:span></text:p>
        <text:p text:style-name="P1"><text:span text:style-name="T86">X1 <text:s text:c="2"/>+ <text:s text:c="6"/>+ <text:s text:c="3"/>+ <text:s text:c="2"/>+bi + <text:s/>+ <text:s text:c="2"/>+ <text:s/>. <text:s text:c="5"/>. <text:s/>o <text:s/>o <text:s/>o <text:s/>o</text:span></text:p>
        <text:p text:style-name="P1"><text:span text:style-name="T86">X5 <text:s text:c="2"/>o <text:s text:c="6"/>. <text:s text:c="3"/>o <text:s text:c="2"/>o</text:span><text:span text:style-name="T2">≠</text:span><text:span text:style-name="T86">ba</text:span><text:span text:style-name="T1"></text:span><text:span text:style-name="T86">+ <text:s/>- <text:s text:c="2"/>+ <text:s/>+ <text:s text:c="5"/>+ <text:s/>+ <text:s/>da an +</text:span></text:p>
        <text:p text:style-name="P6"/>
        <text:p text:style-name="P1"><text:span text:style-name="T86">17. <text:s/>nam </text:span><text:span text:style-name="T70">I</text:span><text:span text:style-name="T86">lugal-me-lám šabra </text:span><text:span text:style-name="T70">íd</text:span><text:span text:style-name="T86">šeg</text:span><text:span text:style-name="T57">5</text:span><text:span text:style-name="T86">-šeg</text:span><text:span text:style-name="T57">5</text:span><text:span text:style-name="T86"> </text:span></text:p>
        <text:p text:style-name="P1"><text:span text:style-name="T86">N2 <text:s text:c="2"/>o <text:s text:c="2"/>.. <text:s text:c="4"/></text:span><text:span text:style-name="T87">+ <text:s/>+ <text:s text:c="2"/>+ <text:s text:c="4"/>.. <text:s text:c="5"/>.</text:span></text:p>
        <text:p text:style-name="P1"><text:span text:style-name="T87">Ki1 <text:s/>+ <text:s text:c="2"/>++ <text:s text:c="4"/>.</text:span><text:span text:style-name="T87"> <text:s/>+ <text:s text:c="2"/>+ <text:s text:c="4"/>ì+ <text:s text:c="5"/>+ <text:s/></text:span></text:p>
        <text:p text:style-name="P1"><text:span text:style-name="T87">X1 <text:s text:c="2"/>+ <text:s text:c="2"/>++ <text:s text:c="4"/>+ <text:s/>+ <text:s text:c="2"/>+ <text:s text:c="4"/>++ <text:s text:c="5"/>.tum</text:span></text:p>
        <text:p text:style-name="P1"><text:span text:style-name="T87">X5 <text:s text:c="2"/>. <text:s text:c="2"/>++ <text:s text:c="4"/>o <text:s/>. <text:s text:c="2"/>+ <text:s text:c="4"/>++ <text:s text:c="5"/>+</text:span></text:p>
        <text:p text:style-name="P7"/>
        <text:p text:style-name="P1"><text:span text:style-name="T87">18. <text:s/>iá nindan uš-ni <text:s/>ha-ni-dar-dar</text:span></text:p>
        <text:p text:style-name="P1"><text:span text:style-name="T87">N2 <text:s text:c="2"/>+ <text:s text:c="4"/>. <text:s text:c="2"/>+ <text:s/>+ <text:s text:c="2"/>. <text:s/>+ <text:s text:c="2"/>+ <text:s text:c="2"/>.</text:span></text:p>
        <text:p text:style-name="P1"><text:soft-page-break/><text:span text:style-name="T87">Ki1 <text:s/>+ <text:s text:c="4"/>+ <text:s text:c="2"/>+ <text:s/>- <text:s text:c="2"/>+ <text:s/>+ <text:s text:c="2"/>+ <text:s text:c="2"/>+</text:span></text:p>
        <text:p text:style-name="P29"><text:span text:style-name="T87">X1 <text:s text:c="2"/>+ <text:s text:c="4"/>+ <text:s text:c="2"/>+ <text:s/>+ <text:s text:c="2"/>+ <text:s/>+ <text:s text:c="2"/>+ <text:s text:c="2"/>+</text:span></text:p>
        <text:p text:style-name="P1"><text:span text:style-name="T87">X2 <text:s text:c="2"/>+ <text:s text:c="4"/>+</text:span><text:span text:style-name="T86">à</text:span><text:span text:style-name="T87">m + <text:s/>+ </text:span><text:span text:style-name="T2">≠</text:span><text:span text:style-name="T87">hu</text:span><text:span text:style-name="T72">?</text:span><text:span text:style-name="T1"></text:span><text:span text:style-name="T87"> o <text:s text:c="2"/>o <text:s text:c="2"/>o</text:span></text:p>
        <text:p text:style-name="P7">X5 <text:s text:c="2"/>+ <text:s text:c="4"/>+ <text:s text:c="2"/>a <text:s/>+ <text:s/>hé <text:s/>+ <text:s text:c="2"/>+ <text:s text:c="2"/>+ </text:p>
        <text:p text:style-name="P7"/>
        <text:p text:style-name="P1"><text:span text:style-name="T86">19. <text:s/></text:span><text:span text:style-name="T87">nam </text:span><text:span text:style-name="T72">I</text:span><text:span text:style-name="T87">ka-kù-ga-ni <text:s text:c="3"/>énsi ma-da murub</text:span><text:span text:style-name="T58">4</text:span><text:span text:style-name="T72">ki</text:span></text:p>
        <text:p text:style-name="P1"><text:span text:style-name="T86">N2 <text:s text:c="2"/>o <text:s text:c="2"/>oo <text:s/>. <text:s/>. <text:s/>. <text:s text:c="4"/>+ <text:s text:c="2"/>+ <text:s/>+ <text:s text:c="2"/>. <text:s text:c="3"/>.</text:span></text:p>
        <text:p text:style-name="P1"><text:span text:style-name="T86">Ki1 <text:s/>+ <text:s text:c="2"/>+. <text:s/>. <text:s/>+ <text:s/>+ <text:s text:c="4"/>+ <text:s text:c="2"/>+ <text:s/>. <text:s text:c="2"/>. <text:s text:c="3"/>–</text:span></text:p>
        <text:p text:style-name="P1"><text:span text:style-name="T86">X1 <text:s text:c="2"/>. <text:s text:c="2"/></text:span><text:span text:style-name="T87">+šu-</text:span><text:span text:style-name="T70">d</text:span><text:span text:style-name="T87">nu-muš-</text:span><text:span text:style-name="T2">≠</text:span><text:span text:style-name="T87">da</text:span><text:span text:style-name="T1"></text:span><text:span text:style-name="T87"> . <text:s text:c="2"/>o <text:s/>o <text:s text:c="2"/>o <text:s text:c="3"/>o </text:span></text:p>
        <text:p text:style-name="P1"><text:span text:style-name="T86">X4 <text:s text:c="2"/>. <text:s text:c="2"/>++ <text:s/>+ <text:s/>+ <text:s/>+ <text:s text:c="4"/>+ <text:s text:c="2"/>. <text:s/>+ <text:s text:c="2"/>+ <text:s text:c="3"/>+</text:span></text:p>
        <text:p text:style-name="P6"/>
        <text:p text:style-name="P1"><text:span text:style-name="T86">20. <text:s/>35 nindan <text:s/>uš gaba dúr-bi ba-gul-gul </text:span></text:p>
        <text:p text:style-name="P1"><text:span text:style-name="T86">N2 <text:s text:c="2"/>o <text:s text:c="3"/>o <text:s text:c="4"/>o <text:s/>. <text:s text:c="3"/>. <text:s text:c="2"/>+ <text:s/>+ <text:s/>+ <text:s text:c="3"/>+ lu</text:span></text:p>
        <text:p text:style-name="P1"><text:span text:style-name="T86">Ki1 <text:s/>. <text:s text:c="3"/>+ <text:s text:c="4"/>ga-ba-</text:span><text:span text:style-name="T2">≠</text:span><text:span text:style-name="T86">ab-gul-gul</text:span><text:span text:style-name="T1"></text:span></text:p>
        <text:p text:style-name="P6">X1 <text:s text:c="2"/>+ <text:s text:c="3"/>+ <text:s text:c="4"/>+ <text:s/>+ <text:s text:c="3"/>+ <text:s text:c="2"/>+ <text:s/>+ <text:s/>. <text:s text:c="3"/>+</text:p>
        <text:p text:style-name="P1"><text:span text:style-name="T86">X2 <text:s text:c="2"/>. <text:s text:c="3"/>. </text:span><text:span text:style-name="T2">≠</text:span><text:span text:style-name="T86">àm</text:span><text:span text:style-name="T1"></text:span><text:span text:style-name="T86"> . <text:s/>x <text:s text:c="3"/>o <text:s text:c="2"/>o <text:s/>o <text:s/>o <text:s text:c="3"/>o</text:span></text:p>
        <text:p text:style-name="P1"><text:span text:style-name="T86">X4 <text:s text:c="2"/>. <text:s text:c="3"/>+ <text:s text:c="4"/>a <text:s/>+ <text:s text:c="3"/>+ ba+ <text:s/>. <text:s/>+ <text:s text:c="3"/>+</text:span></text:p>
        <text:p text:style-name="P30"/>
        <text:p text:style-name="P1"><text:span text:style-name="T86">21. <text:s/>nam </text:span><text:span text:style-name="T70">I</text:span><text:span text:style-name="T86">ta-ki-il-ì-lí-šu kù-</text:span><text:span text:style-name="T79">ğ</text:span><text:span text:style-name="T86">ál <text:s text:c="2"/></text:span><text:span text:style-name="T70">íd</text:span><text:span text:style-name="T86">áb-gal ù <text:s/></text:span><text:span text:style-name="T70">íd</text:span><text:span text:style-name="T86">me-</text:span><text:span text:style-name="T70">d</text:span><text:span text:style-name="T86">en-líl-lá</text:span></text:p>
        <text:p text:style-name="P1"><text:span text:style-name="T87">N2 <text:s text:c="2"/>o <text:s text:c="2"/>oo <text:s/>o <text:s/>. + <text:s/>+</text:span><text:span text:style-name="T87"> <text:s/>+ <text:s/>o <text:s/>o <text:s text:c="4"/>oo <text:s text:c="2"/>o <text:s/>. <text:s/>++ <text:s/>++ <text:s/>+ <text:s/>+ </text:span></text:p>
        <text:p text:style-name="P1"><text:span text:style-name="T87">N3 <text:s text:c="2"/>+ <text:s text:c="2"/>.. <text:s/>o <text:s/>o o <text:s/>o <text:s/>o <text:s/>+ <text:s/>. <text:s text:c="4"/>.o <text:s text:c="2"/>o <text:s/>o <text:s/>oo <text:s/>oo <text:s/>o <text:s/>o</text:span></text:p>
        <text:p text:style-name="P1"><text:span text:style-name="T87">Ki1 <text:s/>+ <text:s text:c="2"/>++ <text:s/>+ <text:s/>+ + <text:s/>+ +nu-ub </text:span><text:span text:style-name="T86">+ <text:s text:c="4"/>++ <text:s text:c="2"/>+ <text:s/>+ <text:s/>++ <text:s/>++ <text:s/>+ <text:s/>+</text:span></text:p>
        <text:p text:style-name="P1"><text:span text:style-name="T86">X1 <text:s text:c="2"/>. <text:s text:c="2"/>.+ <text:s/>+ <text:s/>+ + <text:s/>+iš su /énsi <text:s text:c="2"/>+abgal <text:s/>+ <text:s/>++ <text:s/>++ <text:s/>. <text:s/>-</text:span></text:p>
        <text:p text:style-name="P1"><text:span text:style-name="T86">X4 <text:s text:c="2"/>. <text:s text:c="2"/></text:span><text:span text:style-name="T87">++ <text:s/>+</text:span><text:span text:style-name="Footnote_20_Symbol"><text:span text:style-name="T87"><text:note text:id="ftn11" text:note-class="footnote"><text:note-citation>11</text:note-citation><text:note-body><text:p text:style-name="Footnote"><text:s/>Written <text:span text:style-name="T32">di</text:span>.</text:p></text:note-body></text:note></text:span></text:span><text:span text:style-name="T87"> + + <text:s/>+ s</text:span><text:span text:style-name="T86">ú</text:span><text:span text:style-name="T87"> + x</text:span><text:span text:style-name="Footnote_20_Symbol"><text:span text:style-name="T86"><text:note text:id="ftn12" text:note-class="footnote"><text:note-citation>12</text:note-citation><text:note-body><text:p text:style-name="Footnote"><text:s/>Erased <text:span text:style-name="T32">gál</text:span>.</text:p></text:note-body></text:note></text:span></text:span><text:span text:style-name="T87">+ <text:s/>/ +. <text:s text:c="2"/>+ <text:s/>+ <text:s/>++ <text:s/>++ <text:s/>. <text:s/>+ </text:span></text:p>
        <text:p text:style-name="P7"/>
        <text:p text:style-name="P1"><text:span text:style-name="T87">22. <text:s/>nimin nindan uš-ni gúr ugu-bi-šè nu-ub-</text:span><text:span text:style-name="T80">ğ</text:span><text:span text:style-name="T87">ar</text:span></text:p>
        <text:p text:style-name="P1"><text:span text:style-name="T87">N2 <text:s text:c="2"/>o <text:s text:c="6"/>o <text:s text:c="3"/>o <text:s/>x <text:s text:c="2"/>x <text:s text:c="2"/>. <text:s/>. <text:s/>. <text:s/>. <text:s/>. <text:s text:c="2"/>+</text:span></text:p>
        <text:p text:style-name="P1"><text:span text:style-name="T87">Ki1 <text:s/>+ <text:s text:c="6"/>+ <text:s text:c="3"/>+ <text:s/>- <text:s text:c="2"/>+ <text:s text:c="2"/>+ <text:s/>+ <text:s/>+ <text:s/>+ <text:s/>+ <text:s text:c="2"/>+</text:span></text:p>
        <text:p text:style-name="P1"><text:span text:style-name="T87">X1 <text:s text:c="2"/></text:span><text:span text:style-name="T87">ùšu <text:s text:c="4"/>+ <text:s text:c="3"/>+ <text:s/>+ <text:s text:c="2"/>+ <text:s text:c="2"/>+ </text:span><text:span text:style-name="T2">≠</text:span><text:span text:style-name="T87">ba</text:span><text:span text:style-name="T1"></text:span><text:span text:style-name="T87"> + ù-nu-ub-zu</text:span></text:p>
        <text:p text:style-name="P1"><text:soft-page-break/><text:span text:style-name="T86">X4 <text:s text:c="2"/>25 <text:s text:c="5"/>. <text:s text:c="2"/></text:span><text:span text:style-name="T2">≠</text:span><text:span text:style-name="T86">a</text:span><text:span text:style-name="T1"></text:span><text:span text:style-name="T86"> <text:s/>+gul+ <text:s text:c="2"/>+ ba <text:s/>- <text:s/>+ <text:s/>. <text:s text:c="2"/>+</text:span></text:p>
        <text:p text:style-name="P6"/>
        <text:p text:style-name="P1"><text:span text:style-name="T86">23. <text:s/></text:span><text:span text:style-name="T87">u</text:span><text:span text:style-name="T58">4</text:span><text:span text:style-name="T87"> lú kúr im-ma-ku-nu-a ugu-bi-šè ù-nu-ub-zu</text:span></text:p>
        <text:p text:style-name="P1"><text:span text:style-name="T86">N2 <text:s text:c="2"/>o <text:s/>o <text:s/>. <text:s text:c="2"/></text:span><text:span text:style-name="T87">+ <text:s/>+ <text:s/>+ <text:s/>+ - <text:s/>o <text:s text:c="2"/>o <text:s/>. <text:s/>+ + <text:s/>+ <text:s/>+</text:span></text:p>
        <text:p text:style-name="P7">N3 <text:s text:c="2"/>#</text:p>
        <text:p text:style-name="P7">Ki1 <text:s/>+ <text:s/>+ <text:s/>+ <text:s text:c="2"/>+ <text:s/>+ <text:s/>+ <text:s/>+ + <text:s/>+ <text:s text:c="2"/>+ dúr nu-ub-gar </text:p>
        <text:p text:style-name="P1"><text:span text:style-name="T87">X1 <text:s text:c="2"/>+ <text:s/>+ <text:s/>+ <text:s text:c="2"/>+ <text:s/>+ <text:s/>+ <text:s/>+ + <text:s/>. </text:span><text:span text:style-name="T2">≠</text:span><text:span text:style-name="T87">ba</text:span><text:span text:style-name="T1"></text:span><text:span text:style-name="T87"> + <text:s text:c="2"/>+ + <text:s/>+ <text:s/>+ </text:span></text:p>
        <text:p text:style-name="P7">X4 <text:s text:c="2"/>+ <text:s/>+ <text:s/>. <text:s text:c="2"/>. <text:s/>+ <text:s/>+ <text:s/>+ + <text:s/>. <text:s/>ba . <text:s text:c="2"/>- . <text:s/>. <text:s/>.</text:p>
        <text:p text:style-name="P7"/>
        <text:p text:style-name="P1"><text:span text:style-name="T87">24. <text:s/>lú kúr mè-šè usu-ni im-til</text:span></text:p>
        <text:p text:style-name="P1"><text:span text:style-name="T87">N2 <text:s text:c="2"/>o <text:s/>o <text:s text:c="2"/>o o <text:s/></text:span><text:span text:style-name="T87"><text:s/>. <text:s text:c="2"/></text:span><text:span text:style-name="T80">ğ</text:span><text:span text:style-name="T87">u</text:span><text:span text:style-name="T58">10</text:span><text:span text:style-name="T87"> i-im-til</text:span></text:p>
        <text:p text:style-name="P1"><text:span text:style-name="T86">N3 <text:s text:c="2"/>+ <text:s/>+ <text:s text:c="2"/>. o <text:s text:c="2"/>o <text:s text:c="2"/>o <text:s/>o <text:s text:c="2"/>o</text:span></text:p>
        <text:p text:style-name="P7">Ki1 <text:s/>lú kúr ì-ku-na-a usu-ni im-til</text:p>
        <text:p text:style-name="P6">X1 <text:s text:c="2"/>#</text:p>
        <text:p text:style-name="P1"><text:span text:style-name="T86">X4 <text:s text:c="2"/>+ <text:s/>+ <text:s text:c="2"/>+ + <text:s text:c="2"/></text:span><text:span text:style-name="T2">≠</text:span><text:span text:style-name="T86">á</text:span><text:span text:style-name="T1"></text:span><text:span text:style-name="T86"> a+ <text:s/>+ <text:s text:c="2"/>+</text:span></text:p>
        <text:p text:style-name="P6"/>
        <text:p text:style-name="P1"><text:span text:style-name="T86">25. <text:s/>ugnim-bi šà hur-sa</text:span><text:span text:style-name="T79">ğ</text:span><text:span text:style-name="T86">-</text:span><text:span text:style-name="T79">ğ</text:span><text:span text:style-name="T86">á-ka íb-tuš</text:span></text:p>
        <text:p text:style-name="P6">N2 <text:s text:c="2"/>o <text:s text:c="4"/>o <text:s/>o <text:s/>o <text:s text:c="2"/>o <text:s text:c="2"/>. <text:s/>- <text:s text:c="2"/>+ <text:s/>+</text:p>
        <text:p text:style-name="P1"><text:span text:style-name="T86">N3 <text:s text:c="2"/>. <text:s text:c="4"/></text:span><text:span text:style-name="T87">o <text:s/>o <text:s/>o <text:s text:c="2"/>o <text:s text:c="2"/>o <text:s/>o <text:s text:c="2"/>o <text:s/>o</text:span></text:p>
        <text:p text:style-name="P1"><text:span text:style-name="T87">Ki1 <text:s/>+ <text:s text:c="4"/>+ <text:s/>+ <text:s/>+ <text:s text:c="2"/>+ <text:s text:c="2"/>+ <text:s/>ke</text:span><text:span text:style-name="T58">4</text:span><text:span text:style-name="T87"> + <text:s/>+</text:span></text:p>
        <text:p text:style-name="P30">X1 <text:s text:c="2"/>#</text:p>
        <text:p text:style-name="P1"><text:span text:style-name="T86">X3 <text:s text:c="2"/>o <text:s text:c="4"/>o <text:s/>o <text:s/>o <text:s text:c="2"/>o <text:s text:c="2"/>. <text:s/>. <text:s/>. <text:s text:c="2"/>.</text:span><text:span text:style-name="Footnote_20_Symbol"><text:span text:style-name="T86"><text:note text:id="ftn13" text:note-class="footnote"><text:note-citation>13</text:note-citation><text:note-body><text:p text:style-name="Footnote"><text:s/>It is possible that X3, like X1, omitted this line and that the traces may have to be interpreted as the end of the previous line, as the traces are somewhat ambiguous but without recollation this reading must stand.</text:p></text:note-body></text:note></text:span></text:span></text:p>
        <text:p text:style-name="P1"><text:span text:style-name="T87">X4 <text:s text:c="2"/>+ <text:s text:c="4"/>. <text:s/>+ <text:s/>+ </text:span><text:span text:style-name="T87"><text:s text:c="2"/>+ <text:s text:c="2"/>+ <text:s/>+ <text:s/>. <text:s text:c="2"/>o</text:span></text:p>
        <text:p text:style-name="P31"/>
        <text:p text:style-name="P1"><text:span text:style-name="T87">26. <text:s/>tukum-bi lugal-</text:span><text:span text:style-name="T80">ğ</text:span><text:span text:style-name="T87">á an-na-kam</text:span></text:p>
        <text:p text:style-name="P7">N2</text:p>
        <text:p text:style-name="P1"><text:span text:style-name="T87">Ki1 <text:s/>. <text:s text:c="4"/>+ <text:s/>+ <text:s text:c="4"/>+ <text:s/>+ <text:s/>+ <text:s text:c="2"/>ka</text:span></text:p>
        <text:p text:style-name="P1"><text:span text:style-name="T87">X1 <text:s text:c="2"/>. <text:s text:c="4"/>. <text:s/>+ <text:s text:c="4"/>+ <text:s/>+ <text:s/>+ <text:s text:c="3"/>.</text:span></text:p>
        <text:p text:style-name="P7">X3 <text:s text:c="2"/>o <text:s text:c="4"/>o <text:s/>o <text:s text:c="4"/>o <text:s/>. <text:s/>+ <text:s text:c="3"/>+</text:p>
        <text:p text:style-name="P29"><text:span text:style-name="T87">X4 <text:s text:c="2"/>+ <text:s text:c="4"/>+ <text:s/>. <text:s text:c="4"/>. <text:s/>+ <text:s/>+ <text:s text:c="3"/>+</text:span></text:p>
        <text:p text:style-name="P7"><text:soft-page-break/></text:p>
        <text:p text:style-name="P12"><text:span text:style-name="T92">27. <text:s/>7200 éren lú-kí</text:span><text:span text:style-name="T81">ğ</text:span><text:span text:style-name="T92">-ak-ne ha-ma-ab-íl-e <text:s text:c="15"/>ul</text:span><text:span text:style-name="T60">4</text:span><text:span text:style-name="T92">-la-bi hu-mu-ši-gi</text:span><text:span text:style-name="T60">4</text:span><text:span text:style-name="T92">-gi</text:span><text:span text:style-name="T60">4</text:span></text:p>
        <text:p text:style-name="P12"><text:span text:style-name="T92">N2 <text:s text:c="2"/>[ <text:s text:c="67"/>]-gi</text:span><text:span text:style-name="T60">4</text:span><text:span text:style-name="T92">-gi</text:span><text:span text:style-name="T60">4</text:span></text:p>
        <text:p text:style-name="P12"><text:span text:style-name="T92">Ki1 <text:s/></text:span><text:span text:style-name="T42">≠</text:span><text:span text:style-name="T92">7200</text:span><text:span text:style-name="T43"></text:span><text:span text:style-name="T92"> éren lú-</text:span><text:span text:style-name="T40">≠</text:span><text:span text:style-name="T82">ğ</text:span><text:span text:style-name="T74">iš</text:span><text:span text:style-name="T41"></text:span><text:span text:style-name="T91">[dupsik</text:span><text:span text:style-name="T73">?</text:span><text:span text:style-name="T91">]</text:span><text:span text:style-name="T92"> </text:span><text:span text:style-name="T42">≠</text:span><text:span text:style-name="T92">íl</text:span><text:span text:style-name="T73">?</text:span><text:span text:style-name="T41"></text:span><text:span text:style-name="T92"> kí</text:span><text:span text:style-name="T81">ğ</text:span><text:span text:style-name="T92">-kí</text:span><text:span text:style-name="T81">ğ</text:span><text:span text:style-name="T92">-bi <text:s text:c="10"/></text:span><text:span text:style-name="T40">≠</text:span><text:span text:style-name="T92">ul</text:span><text:span text:style-name="T60">4</text:span><text:span text:style-name="T43"></text:span><text:span text:style-name="T92">-[la-bi</text:span><text:span text:style-name="T74">?</text:span><text:span text:style-name="T92">] </text:span><text:span text:style-name="T40">≠</text:span><text:span text:style-name="T92">hé-em</text:span><text:span text:style-name="T41"></text:span><text:span text:style-name="T92">-su</text:span><text:span text:style-name="T60">8</text:span><text:span text:style-name="T92">-ge-eš</text:span></text:p>
        <text:p text:style-name="P12"><text:span text:style-name="T92">X1 <text:s text:c="2"/>7200 éren lú-kí</text:span><text:span text:style-name="T81">ğ</text:span><text:span text:style-name="T92">-gi</text:span><text:span text:style-name="T41"></text:span><text:span text:style-name="T92">-gi</text:span><text:span text:style-name="T41"></text:span><text:span text:style-name="T92"> <text:s text:c="26"/>ul</text:span><text:span text:style-name="T60">4</text:span><text:span text:style-name="T92">-la-bi hu-mu-ši-gi</text:span><text:span text:style-name="T60">4</text:span><text:span text:style-name="T92">-gi</text:span><text:span text:style-name="T60">4</text:span></text:p>
        <text:p text:style-name="P12"><text:span text:style-name="T92">X3 <text:s text:c="2"/>[ <text:s text:c="50"/>ul</text:span><text:span text:style-name="T60">4</text:span><text:span text:style-name="T92">]-</text:span><text:span text:style-name="T42">≠</text:span><text:span text:style-name="T92">la</text:span><text:span text:style-name="T43"></text:span><text:span text:style-name="T92">-bi hu-mu-ši-gi</text:span><text:span text:style-name="T60">4</text:span><text:span text:style-name="T92">-gi</text:span><text:span text:style-name="T60">4</text:span><text:span text:style-name="T92"> <text:s text:c="2"/></text:span></text:p>
        <text:p text:style-name="P12"><text:span text:style-name="T92">X4 <text:s text:c="2"/></text:span><text:span text:style-name="T40">≠</text:span><text:span text:style-name="T92">7200</text:span><text:span text:style-name="T41"></text:span><text:span text:style-name="T92"> éren lú-kí</text:span><text:span text:style-name="T81">ğ</text:span><text:span text:style-name="T92">-ak-</text:span><text:span text:style-name="T40">≠</text:span><text:span text:style-name="T92">ne</text:span><text:span text:style-name="T41"></text:span><text:span text:style-name="T92"> </text:span><text:span text:style-name="T82">ğ</text:span><text:span text:style-name="T74">iš</text:span><text:span text:style-name="T92">dubsik-a ha-ma-ab-íl-e / </text:span><text:span text:style-name="T40">≠</text:span><text:span text:style-name="T92">ul</text:span><text:span text:style-name="T60">4</text:span><text:span text:style-name="T43"></text:span><text:span text:style-name="T92">-la-bi hu-mu-ši-[in]-gi</text:span><text:span text:style-name="T60">4</text:span><text:span text:style-name="T92">-gi</text:span><text:span text:style-name="T60">4</text:span><text:span text:style-name="T92">-</text:span><text:span text:style-name="T5">≠</text:span><text:span text:style-name="T92">ma</text:span><text:span text:style-name="T41"></text:span></text:p>
        <text:p text:style-name="P7"/>
        <text:p text:style-name="P1"><text:span text:style-name="T86">28. <text:s/></text:span><text:span text:style-name="T87">70 </text:span><text:span text:style-name="T86">à</text:span><text:span text:style-name="T87">ga-ús l</text:span><text:span text:style-name="T86">ú</text:span><text:span text:style-name="T87"> su-da-lu-nu-tum</text:span><text:span text:style-name="T72">ki</text:span><text:span text:style-name="T87">-a</text:span></text:p>
        <text:p text:style-name="P6">N2 <text:s text:c="2"/>traces</text:p>
        <text:p text:style-name="P1"><text:span text:style-name="T86">Ki1 <text:s/>. <text:s text:c="2"/>+ <text:s/>+ <text:s/>+ <text:s/>su-dal-tum</text:span><text:span text:style-name="T70">ki</text:span><text:span text:style-name="T86">-a</text:span></text:p>
        <text:p text:style-name="P1"><text:span text:style-name="T87">X1 <text:s text:c="2"/>+ <text:s text:c="2"/>+ <text:s/>+ <text:s/>+ <text:s/>su-da-</text:span><text:span text:style-name="T86">x</text:span><text:span text:style-name="T87">-</text:span><text:span text:style-name="T7">≠</text:span><text:span text:style-name="T87">nu</text:span><text:span text:style-name="T1"></text:span><text:span text:style-name="T87">-tum</text:span><text:span text:style-name="T72">ki</text:span><text:span text:style-name="T87">-a</text:span></text:p>
        <text:p text:style-name="P1"><text:span text:style-name="T86">X3 <text:s text:c="2"/>o <text:s text:c="2"/>. <text:s/>. <text:s/>. <text:s/></text:span><text:span text:style-name="T2">≠</text:span><text:span text:style-name="T87">su-da</text:span><text:span text:style-name="T1"></text:span><text:span text:style-name="T87">-lu-nu-tum</text:span><text:span text:style-name="T72">ki</text:span><text:span text:style-name="T87">-</text:span><text:span text:style-name="T2">≠</text:span><text:span text:style-name="T87">e</text:span><text:span text:style-name="T72">?</text:span><text:span text:style-name="T1"></text:span></text:p>
        <text:p text:style-name="P1"><text:span text:style-name="T86">X4 <text:s text:c="2"/>+àm + <text:s/>+ <text:s/>. <text:s/>[ <text:s text:c="2"/>d]a-lu-nu-t[um...]:</text:span></text:p>
        <text:p text:style-name="P6"/>
        <text:p text:style-name="P1"><text:span text:style-name="T86">29. <text:s/></text:span><text:span text:style-name="T87">ugu-</text:span><text:span text:style-name="T80">ğ</text:span><text:span text:style-name="T87">u</text:span><text:span text:style-name="T58">10</text:span><text:span text:style-name="T87">-šè hé-em-su</text:span><text:span text:style-name="T58">8</text:span><text:span text:style-name="T87">-bé-eš</text:span></text:p>
        <text:p text:style-name="P6">N2 <text:s text:c="2"/>traces</text:p>
        <text:p text:style-name="P1"><text:span text:style-name="T86">N4 <text:s text:c="2"/>. <text:s text:c="2"/>. <text:s text:c="2"/></text:span><text:span text:style-name="T87">o <text:s/>o <text:s/>o <text:s/>o <text:s/>o <text:s/>o</text:span></text:p>
        <text:p text:style-name="P1"><text:span text:style-name="T87">Ki1 <text:s/></text:span><text:span text:style-name="T2">≠</text:span><text:span text:style-name="T87">ul</text:span><text:span text:style-name="T58">4</text:span><text:span text:style-name="T87">-la</text:span><text:span text:style-name="T1"></text:span><text:span text:style-name="T87">-bi </text:span><text:span text:style-name="T2">≠</text:span><text:span text:style-name="T87">hu</text:span><text:span text:style-name="T1"></text:span><text:span text:style-name="T87">-mu-ši-in-gi</text:span><text:span text:style-name="T58">4</text:span><text:span text:style-name="T87">-gi</text:span><text:span text:style-name="T58">4</text:span></text:p>
        <text:p text:style-name="P1"><text:span text:style-name="T86">X1 <text:s text:c="2"/>+ <text:s text:c="2"/>+ <text:s text:c="2"/>+ <text:s/></text:span><text:span text:style-name="T2">≠</text:span><text:span text:style-name="T87">hé-em-su</text:span><text:span text:style-name="T58">8</text:span><text:span text:style-name="T6"></text:span><text:span text:style-name="T87">-bé-eš</text:span></text:p>
        <text:p text:style-name="P1"><text:span text:style-name="T86">X3 <text:s text:c="2"/>. <text:s text:c="2"/></text:span><text:span text:style-name="T87">+ <text:s text:c="2"/>+ <text:s/></text:span><text:span text:style-name="T2">≠</text:span><text:span text:style-name="T87">hé</text:span><text:span text:style-name="T1"></text:span><text:span text:style-name="T87">-em-ta-</text:span><text:span text:style-name="T2">≠</text:span><text:span text:style-name="T87">dab</text:span><text:span text:style-name="T58">5</text:span><text:span text:style-name="T1"></text:span><text:span text:style-name="T87">-bé-eš</text:span></text:p>
        <text:p text:style-name="P1"><text:span text:style-name="T86">X4 <text:s text:c="2"/>x <text:s text:c="2"/>o <text:s text:c="2"/>o <text:s/></text:span><text:span text:style-name="T2">≠</text:span><text:span text:style-name="T87">hé</text:span><text:span text:style-name="T1"></text:span><text:span text:style-name="T86">-en-</text:span><text:span text:style-name="T87">su</text:span><text:span text:style-name="T58">8</text:span><text:span text:style-name="T87">-</text:span><text:span text:style-name="T7">≠</text:span><text:span text:style-name="T87">bé</text:span><text:span text:style-name="T6"></text:span><text:span text:style-name="T87">-[ ]</text:span><text:span text:style-name="T86"> <text:s text:c="4"/></text:span></text:p>
        <text:p text:style-name="P13"><text:span text:style-name="T86">30. <text:s/></text:span><text:span text:style-name="T87">dím-ma-</text:span><text:span text:style-name="T80">ğ</text:span><text:span text:style-name="T87">u</text:span><text:span text:style-name="T58">10</text:span><text:span text:style-name="T87"> hé-dab</text:span><text:span text:style-name="T58">5</text:span><text:span text:style-name="T87"> <text:s text:c="9"/>ki-tuš-bi ga-ba-da-an-kúr</text:span></text:p>
        <text:p text:style-name="P1"><text:span text:style-name="T86">N1 <text:s text:c="2"/>o <text:s text:c="2"/>o <text:s/>o <text:s text:c="2"/>o <text:s text:c="2"/>. </text:span><text:span text:style-name="T2">≠</text:span><text:span text:style-name="T86">bé</text:span><text:span text:style-name="T1"></text:span><text:span text:style-name="T86"> <text:s text:c="7"/>. <text:s/>. <text:s/>. <text:s text:c="2"/></text:span><text:span text:style-name="T2">≠</text:span><text:span text:style-name="T86">ga</text:span><text:span text:style-name="T1"></text:span><text:span text:style-name="T86">-ba-da-</text:span><text:span text:style-name="T2">≠</text:span><text:span text:style-name="T86">an-kúr</text:span><text:span text:style-name="T1"></text:span></text:p>
        <text:p text:style-name="P1"><text:span text:style-name="T86">N4 <text:s text:c="2"/>+ <text:s text:c="2"/>+ <text:s/>. <text:s text:c="2"/>o <text:s text:c="2"/>o / <text:s text:c="9"/>+ <text:s/>+ <text:s/>+ <text:s text:c="2"/></text:span><text:span text:style-name="T2">≠</text:span><text:span text:style-name="T86">ga</text:span><text:span text:style-name="T1"></text:span><text:span text:style-name="T86">-[...] <text:s text:c="37"/></text:span></text:p>
        <text:p text:style-name="P1"><text:span text:style-name="T86">Ki1 <text:s/>. <text:s text:c="2"/>+ <text:s/>ni <text:s/></text:span><text:span text:style-name="T2">≠</text:span><text:span text:style-name="T86">in</text:span><text:span text:style-name="T1"></text:span><text:span text:style-name="T86">-dab</text:span><text:span text:style-name="T57">5</text:span><text:span text:style-name="T86"> <text:s text:c="8"/>+ <text:s/>+ <text:s/>+ <text:s text:c="2"/>in-kúr</text:span></text:p>
        <text:p text:style-name="P1"><text:span text:style-name="T87">X1 <text:s text:c="2"/>+ <text:s/></text:span><text:span text:style-name="T87"><text:s/>+ <text:s/>+ <text:s text:c="2"/>hé-</text:span><text:span text:style-name="T2">≠</text:span><text:span text:style-name="T87">en-na</text:span><text:span text:style-name="T1"></text:span><text:span text:style-name="T87">-dab</text:span><text:span text:style-name="T58">5</text:span><text:span text:style-name="T87"> <text:s text:c="2"/>+ <text:s/>+ <text:s/>+ <text:s text:c="2"/>ga-ba-ni-ib-kúr</text:span></text:p>
        <text:p text:style-name="P1"><text:span text:style-name="T87">X3 <text:s text:c="2"/>. <text:s text:c="2"/>+ <text:s/>+ <text:s text:c="2"/>hé-dab</text:span><text:span text:style-name="T58">5</text:span><text:span text:style-name="T87"> <text:s text:c="9"/>+ <text:s/>+ <text:s/>+ <text:s text:c="2"/>ga-ba-ni-kúr</text:span></text:p>
        <text:p text:style-name="P1"><text:span text:style-name="T86">X4 <text:s text:c="2"/>+ <text:s text:c="2"/>+ <text:s/>bi <text:s/>[hé-en</text:span><text:span text:style-name="T70">?</text:span><text:span text:style-name="T86">-na</text:span><text:span text:style-name="T70">?</text:span><text:span text:style-name="T86">]-dab</text:span><text:span text:style-name="T57">5</text:span><text:span text:style-name="T86"> + <text:s/>+ <text:s/>+ <text:s text:c="2"/>im-ma-</text:span><text:span text:style-name="T2">≠</text:span><text:span text:style-name="T86">kúr</text:span><text:span text:style-name="T1"></text:span></text:p>
        <text:p text:style-name="P6"/>
        <text:p text:style-name="P1"><text:span text:style-name="T87">31. <text:s/></text:span><text:span text:style-name="T87">hé-zu </text:span><text:span text:style-name="T80">ğ</text:span><text:span text:style-name="T87">i</text:span><text:span text:style-name="T58">6</text:span><text:span text:style-name="T87">-ta <text:s text:c="2"/>u</text:span><text:span text:style-name="T58">4</text:span><text:span text:style-name="T87"> ul-lí-a-šè <text:s/>nam-tag-ni dugud</text:span></text:p>
        <text:p text:style-name="P1"><text:span text:style-name="T87">N1 <text:s text:c="2"/>o <text:s/>o <text:s/>. <text:s/></text:span><text:span text:style-name="T87"><text:s/>. <text:s text:c="3"/>+ <text:s/>+ <text:s/>+ + + <text:s text:c="3"/>+ <text:s text:c="2"/>+ <text:s text:c="2"/>+ <text:s text:c="4"/>+ </text:span></text:p>
        <text:p text:style-name="P1"><text:span text:style-name="T87">N4 <text:s text:c="2"/>+ <text:s/>+ <text:s/>+ <text:s text:c="2"/>. <text:s text:c="3"/>o <text:s/>o <text:s/>o o o / <text:s/>+ <text:s text:c="2"/>+ <text:s text:c="2"/>+ <text:s text:c="4"/>o</text:span></text:p>
        <text:p text:style-name="P29"><text:span text:style-name="T87">Ki1 <text:s/>+ <text:s/>+ </text:span><text:span text:style-name="T80">ğ</text:span><text:span text:style-name="T87">i</text:span><text:span text:style-name="T58">6</text:span><text:span text:style-name="T87"> zu-àm u</text:span><text:span text:style-name="T1"></text:span><text:span text:style-name="T87">-na-me <text:s text:c="6"/>na-da <text:s text:c="8"/>+</text:span></text:p>
        <text:p text:style-name="P1"><text:span text:style-name="T87">X1 <text:s text:c="2"/>+ <text:s/>+ <text:s/>+ <text:s text:c="2"/>da <text:s text:c="2"/>+ <text:s/>+ <text:s/>+ + - <text:s text:c="3"/>. <text:s text:c="2"/>o <text:s text:c="2"/>o <text:s text:c="4"/>o</text:span></text:p>
        <text:p text:style-name="P1"><text:span text:style-name="T87">X3 <text:s text:c="2"/>x <text:s/>x </text:span><text:span text:style-name="T87"><text:s/>x <text:s/></text:span><text:span text:style-name="T2">≠</text:span><text:span text:style-name="T87">da</text:span><text:span text:style-name="T1"></text:span><text:span text:style-name="T87"> x + <text:s/>+ <text:s/>+ + - <text:s text:c="3"/>+ <text:s/>+ <text:s text:c="2"/></text:span><text:span text:style-name="T2">≠</text:span><text:span text:style-name="T87">bi</text:span><text:span text:style-name="T1"></text:span><text:span text:style-name="T87"> <text:s text:c="3"/>+</text:span></text:p>
        <text:p text:style-name="P1"><text:span text:style-name="T87">X4 <text:s text:c="2"/></text:span><text:span text:style-name="T87">+ <text:s/>+ <text:s/>+ <text:s text:c="2"/>x <text:s text:c="3"/>o <text:s/>. <text:s/>+ + aš <text:s text:c="2"/>+ <text:s/>. <text:s text:c="3"/>- <text:s text:c="4"/>+</text:span></text:p>
        <text:p text:style-name="P7"/>
        <text:p text:style-name="P1"><text:span text:style-name="T87">32. <text:s/></text:span><text:span text:style-name="T86">árad </text:span><text:span text:style-name="T70">d</text:span><text:span text:style-name="T86">šul-gi lugal <text:s text:c="3"/>gi-na me-en</text:span></text:p>
        <text:p text:style-name="P1"><text:span text:style-name="T87">N1 <text:s text:c="2"/>o <text:s text:c="3"/>o. <text:s/></text:span><text:span text:style-name="T87"><text:s/>+ <text:s/>+ <text:s text:c="3"/>gá <text:s/>+ <text:s/>+ <text:s/>+ <text:s text:c="2"/>+</text:span></text:p>
        <text:p text:style-name="P1"><text:span text:style-name="T87">N4 <text:s text:c="2"/>. <text:s text:c="3"/>++ <text:s text:c="2"/>+ <text:s/>+ <text:s text:c="7"/>. <text:s/>o <text:s/>o <text:s text:c="2"/>o</text:span></text:p>
        <text:p text:style-name="P1"><text:span text:style-name="T87">Ki1 <text:s/>+ <text:s text:c="3"/>++ <text:s text:c="2"/>+ <text:s/>. <text:s text:c="7"/></text:span><text:span text:style-name="T86">+ <text:s/>+ <text:s/>+ <text:s text:c="2"/>+</text:span></text:p>
        <text:p text:style-name="P1"><text:span text:style-name="T86">X1 <text:s text:c="2"/>. <text:s text:c="3"/>-. <text:s text:c="2"/>+ <text:s/>+ <text:s text:c="7"/>+ <text:s/>+ <text:s/>o <text:s text:c="2"/>o</text:span></text:p>
        <text:p text:style-name="P1"><text:span text:style-name="T86">X3 <text:s text:c="2"/>o <text:s text:c="3"/>.. <text:s text:c="2"/>+ <text:s/>+ <text:s text:c="7"/>+ <text:s/>+ <text:s/>+ <text:s text:c="2"/>+ <text:s/></text:span></text:p>
        <text:p text:style-name="P1"><text:span text:style-name="T86">X4 <text:s text:c="2"/>+ <text:s text:c="3"/>+. <text:s text:c="2"/>. <text:s/>+ <text:s text:c="7"/>+ <text:s/>+ <text:s/>+ <text:s text:c="2"/>+ :</text:span></text:p>
        <text:p text:style-name="P6"/>
        <text:p text:style-name="P1"><text:span text:style-name="T87">32a.N1 [ù-na]-a-dug</text:span><text:span text:style-name="T58">4</text:span><text:span text:style-name="T87">-</text:span><text:span text:style-name="T80">ğ</text:span><text:span text:style-name="T87">u</text:span><text:span text:style-name="T58">10</text:span><text:span text:style-name="T87"> </text:span><text:span text:style-name="T2">≠</text:span><text:span text:style-name="T87">ní</text:span><text:span text:style-name="T80">ğ</text:span><text:span text:style-name="T87">-gú-šub</text:span><text:span text:style-name="T6"></text:span><text:span text:style-name="T87">-bu-bi in-nu-ù</text:span></text:p>
        <text:p text:style-name="P7"/>
        <text:p text:style-name="P6">33. <text:s/>nam-mu-da-til-en</text:p>
        <text:p text:style-name="P6">N1 <text:s text:c="2"/>nam-mu-da-til-en</text:p>
        <text:p text:style-name="P1"><text:span text:style-name="T86">N4 <text:s text:c="2"/>nu-mu-da-til-[en]</text:span></text:p>
        <text:p text:style-name="P1"><text:span text:style-name="T87">Ki1 <text:s/>nam-ba-da-</text:span><text:span text:style-name="T2">≠</text:span><text:span text:style-name="T87">til-àm</text:span><text:span text:style-name="T72">?</text:span><text:span text:style-name="T1"></text:span><text:span text:style-name="T2"></text:span></text:p>
        <text:p text:style-name="P1"><text:soft-page-break/><text:span text:style-name="T87">X1 <text:s text:c="2"/></text:span><text:span text:style-name="T2">≠</text:span><text:span text:style-name="T87">nam-ba-til</text:span><text:span text:style-name="T1"></text:span><text:span text:style-name="T87">-e-dè-en :</text:span></text:p>
        <text:p text:style-name="P1"><text:span text:style-name="T87">X3 <text:s text:c="2"/></text:span><text:span text:style-name="T2">≠</text:span><text:span text:style-name="T87">nam</text:span><text:span text:style-name="T1"></text:span><text:span text:style-name="T87">-ba-til-dè-en :</text:span></text:p>
        <text:p text:style-name="P7">X4 <text:s text:c="2"/>nam-ba-til-e-dè-en</text:p>
        <text:p text:style-name="P7"/>
        <text:p text:style-name="P1"><text:span text:style-name="T86">34. <text:s/></text:span><text:span text:style-name="T87">lugal-</text:span><text:span text:style-name="T80">ğ</text:span><text:span text:style-name="T87">u</text:span><text:span text:style-name="T58">10</text:span><text:span text:style-name="T87"> hé-en-zu</text:span></text:p>
        <text:p text:style-name="P1"><text:span text:style-name="T87">N1 <text:s text:c="2"/>+ <text:s text:c="4"/>+ <text:s text:c="2"/>+ <text:s text:c="2"/>+ <text:s/>+</text:span></text:p>
        <text:p text:style-name="P1"><text:span text:style-name="T86">N4 <text:s text:c="2"/>+ <text:s text:c="4"/>+ <text:s text:c="2"/>+ <text:s text:c="2"/>. <text:s/>o</text:span></text:p>
        <text:p text:style-name="P1"><text:span text:style-name="T86">Ki1 <text:s/>. <text:s text:c="4"/>. <text:s text:c="2"/>. <text:s text:c="2"/>+ <text:s/>+</text:span></text:p>
        <text:p text:style-name="P1"><text:span text:style-name="T86">X1 <text:s text:c="2"/>. <text:s text:c="4"/>o <text:s text:c="2"/>o <text:s text:c="2"/>o <text:s/>o</text:span></text:p>
        <text:p text:style-name="P1"><text:span text:style-name="T86">X3 <text:s text:c="2"/>+ <text:s text:c="4"/>+ <text:s text:c="2"/>+ <text:s text:c="2"/>+ <text:s/>+</text:span></text:p>
        <text:p text:style-name="P1"><text:span text:style-name="T87">X4 <text:s text:c="2"/>. <text:s text:c="4"/></text:span><text:span text:style-name="T87">. <text:s text:c="2"/>+ <text:s text:c="2"/>+ <text:s/>+</text:span></text:p>
        <text:p text:style-name="P7"/>
        <text:p text:style-name="P1"><text:span text:style-name="T87">34a. N4: </text:span><text:span text:style-name="T2">≠</text:span><text:span text:style-name="T87">a</text:span><text:span text:style-name="T1"></text:span><text:span text:style-name="T87">-ma-ru-k[am]</text:span></text:p>
        <text:p text:style-name="P5"/>
        <text:p text:style-name="P5">Colophon G (Ki1)</text:p>
        <text:p text:style-name="P5">Colophon H (X5)</text:p>
        <text:p text:style-name="P4">Colophon I (X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SemiramisUnicode" svg:font-family="Semiramis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Plain_20_Text_20_Char" style:display-name="Plain Text Char" style:family="text" style:parent-style-name="Default_20_Paragraph_20_Font">
      <style:text-properties style:font-name="Courier New"/>
    </style:style>
    <style:style style:name="Header_20_Char" style:display-name="Header Char" style:family="text" style:parent-style-name="Default_20_Paragraph_20_Font">
      <style:text-properties fo:font-size="12pt" style:font-size-asian="12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ooter_20_Char" style:display-name="Footer Char" style:family="text" style:parent-style-name="Default_20_Paragraph_20_Font">
      <style:text-properties fo:font-size="12pt" style:font-size-asian="12pt"/>
    </style:style>
    <style:style style:name="Footnote_20_Text_20_Char" style:display-name="Footnote Text Char" style:family="text" style:parent-style-name="Default_20_Paragraph_20_Fon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text:start-value="1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text:start-value="23">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text:start-value="20">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format="1" text:start-value="21">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text:start-value="16">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text:start-value="2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text:start-value="1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text:start-value="1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9"><draw:text-box fo:min-height="0.1457in"><text:p text:style-name="Header"><text:span text:style-name="Page_20_Number"><text:page-number text:select-page="current">19</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uzur-Òulgi to Òulgi 1 (3</dc:title>
    <meta:initial-creator>Piotr Michalowski</meta:initial-creator>
    <meta:creation-date>2008-01-08T09:43:00</meta:creation-date>
    <dc:creator>Piotr Michalowski</dc:creator>
    <dc:date>2009-10-28T12:46:00</dc:date>
    <meta:print-date>2009-08-31T21:47:00</meta:print-date>
    <meta:editing-cycles>259</meta:editing-cycles>
    <meta:editing-duration>PT23H54M00S</meta:editing-duration>
    <meta:document-statistic meta:table-count="0" meta:image-count="0" meta:object-count="0" meta:page-count="19" meta:paragraph-count="359" meta:word-count="4457" meta:character-count="23114"/>
    <meta:generator>OpenOffice.org/3.1$Unix OpenOffice.org_project/310m19$Build-9420</meta:generator>
  </office:meta>
</office:document-meta>
</file>